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1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1.7846in"/>
    </style:style>
    <style:style style:name="co5" style:family="table-column">
      <style:table-column-properties fo:break-before="auto" style:column-width="3.0256in"/>
    </style:style>
    <style:style style:name="co6" style:family="table-column">
      <style:table-column-properties fo:break-before="auto" style:column-width="2.6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ampleV" table:style-name="ta1">
        <table:shapes>
          <draw:frame draw:z-index="0" draw:style-name="gr1" draw:text-style-name="P1" svg:width="10.8339in" svg:height="4.8106in" svg:x="3.1161in" svg:y="0.9618in">
            <draw:object draw:notify-on-update-of-ranges="sampleV.B1:sampleV.B300 sampleV.C1:sampleV.C3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table:formula="of:=(1/[.F$1])*[.A1]" office:value-type="float" office:value="0" calcext:value-type="float">
            <text:p>0</text:p>
          </table:table-cell>
          <table:table-cell/>
          <table:table-cell office:value-type="string" calcext:value-type="string">
            <text:p>F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MAX</text:p>
          </table:table-cell>
          <table:table-cell table:formula="of:=MAX([.B1:.B300])"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table:formula="of:=(1/[.F$1])*[.A2]" office:value-type="float" office:value="0.001" calcext:value-type="float">
            <text:p>0.001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B1:.B300])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table:formula="of:=(1/[.F$1])*[.A3]" office:value-type="float" office:value="0.002" calcext:value-type="float">
            <text:p>0.002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([.I1]+[.I2])/2" office:value-type="float" office:value="506.5" calcext:value-type="float">
            <text:p>506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table:formula="of:=(1/[.F$1])*[.A4]" office:value-type="float" office:value="0.003" calcext:value-type="float">
            <text:p>0.00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  <table:table-cell table:formula="of:=(1/[.F$1])*[.A5]" office:value-type="float" office:value="0.004" calcext:value-type="float">
            <text:p>0.00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table:formula="of:=(1/[.F$1])*[.A6]" office:value-type="float" office:value="0.005" calcext:value-type="float">
            <text:p>0.00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1" calcext:value-type="float">
            <text:p>401</text:p>
          </table:table-cell>
          <table:table-cell table:formula="of:=(1/[.F$1])*[.A7]" office:value-type="float" office:value="0.006" calcext:value-type="float">
            <text:p>0.00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1" calcext:value-type="float">
            <text:p>431</text:p>
          </table:table-cell>
          <table:table-cell table:formula="of:=(1/[.F$1])*[.A8]" office:value-type="float" office:value="0.007" calcext:value-type="float">
            <text:p>0.00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1" calcext:value-type="float">
            <text:p>481</text:p>
          </table:table-cell>
          <table:table-cell table:formula="of:=(1/[.F$1])*[.A9]" office:value-type="float" office:value="0.008" calcext:value-type="float">
            <text:p>0.00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2" calcext:value-type="float">
            <text:p>542</text:p>
          </table:table-cell>
          <table:table-cell table:formula="of:=(1/[.F$1])*[.A10]" office:value-type="float" office:value="0.009" calcext:value-type="float">
            <text:p>0.00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table:formula="of:=(1/[.F$1])*[.A11]"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2" calcext:value-type="float">
            <text:p>612</text:p>
          </table:table-cell>
          <table:table-cell table:formula="of:=(1/[.F$1])*[.A12]"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table:formula="of:=(1/[.F$1])*[.A13]" office:value-type="float" office:value="0.012" calcext:value-type="float">
            <text:p>0.0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3" calcext:value-type="float">
            <text:p>583</text:p>
          </table:table-cell>
          <table:table-cell table:formula="of:=(1/[.F$1])*[.A14]" office:value-type="float" office:value="0.013" calcext:value-type="float">
            <text:p>0.0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7" calcext:value-type="float">
            <text:p>537</text:p>
          </table:table-cell>
          <table:table-cell table:formula="of:=(1/[.F$1])*[.A15]" office:value-type="float" office:value="0.014" calcext:value-type="float">
            <text:p>0.0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5" calcext:value-type="float">
            <text:p>475</text:p>
          </table:table-cell>
          <table:table-cell table:formula="of:=(1/[.F$1])*[.A16]" office:value-type="float" office:value="0.015" calcext:value-type="float">
            <text:p>0.01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2" calcext:value-type="float">
            <text:p>432</text:p>
          </table:table-cell>
          <table:table-cell table:formula="of:=(1/[.F$1])*[.A17]" office:value-type="float" office:value="0.016" calcext:value-type="float">
            <text:p>0.0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6" calcext:value-type="float">
            <text:p>406</text:p>
          </table:table-cell>
          <table:table-cell table:formula="of:=(1/[.F$1])*[.A18]" office:value-type="float" office:value="0.017" calcext:value-type="float">
            <text:p>0.0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3" calcext:value-type="float">
            <text:p>393</text:p>
          </table:table-cell>
          <table:table-cell table:formula="of:=(1/[.F$1])*[.A19]" office:value-type="float" office:value="0.018" calcext:value-type="float">
            <text:p>0.01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3" calcext:value-type="float">
            <text:p>423</text:p>
          </table:table-cell>
          <table:table-cell table:formula="of:=(1/[.F$1])*[.A20]" office:value-type="float" office:value="0.019" calcext:value-type="float">
            <text:p>0.0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  <table:table-cell table:formula="of:=(1/[.F$1])*[.A21]"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9" calcext:value-type="float">
            <text:p>529</text:p>
          </table:table-cell>
          <table:table-cell table:formula="of:=(1/[.F$1])*[.A22]" office:value-type="float" office:value="0.021" calcext:value-type="float">
            <text:p>0.02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3" calcext:value-type="float">
            <text:p>573</text:p>
          </table:table-cell>
          <table:table-cell table:formula="of:=(1/[.F$1])*[.A23]" office:value-type="float" office:value="0.022" calcext:value-type="float">
            <text:p>0.02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9" calcext:value-type="float">
            <text:p>609</text:p>
          </table:table-cell>
          <table:table-cell table:formula="of:=(1/[.F$1])*[.A24]" office:value-type="float" office:value="0.023" calcext:value-type="float">
            <text:p>0.02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15" calcext:value-type="float">
            <text:p>615</text:p>
          </table:table-cell>
          <table:table-cell table:formula="of:=(1/[.F$1])*[.A25]" office:value-type="float" office:value="0.024" calcext:value-type="float">
            <text:p>0.02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0" calcext:value-type="float">
            <text:p>590</text:p>
          </table:table-cell>
          <table:table-cell table:formula="of:=(1/[.F$1])*[.A26]" office:value-type="float" office:value="0.025" calcext:value-type="float">
            <text:p>0.0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0" calcext:value-type="float">
            <text:p>550</text:p>
          </table:table-cell>
          <table:table-cell table:formula="of:=(1/[.F$1])*[.A27]" office:value-type="float" office:value="0.026" calcext:value-type="float">
            <text:p>0.02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8" calcext:value-type="float">
            <text:p>488</text:p>
          </table:table-cell>
          <table:table-cell table:formula="of:=(1/[.F$1])*[.A28]" office:value-type="float" office:value="0.027" calcext:value-type="float">
            <text:p>0.02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1" calcext:value-type="float">
            <text:p>441</text:p>
          </table:table-cell>
          <table:table-cell table:formula="of:=(1/[.F$1])*[.A29]" office:value-type="float" office:value="0.028" calcext:value-type="float">
            <text:p>0.02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5" calcext:value-type="float">
            <text:p>405</text:p>
          </table:table-cell>
          <table:table-cell table:formula="of:=(1/[.F$1])*[.A30]"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3" calcext:value-type="float">
            <text:p>393</text:p>
          </table:table-cell>
          <table:table-cell table:formula="of:=(1/[.F$1])*[.A31]"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6" calcext:value-type="float">
            <text:p>416</text:p>
          </table:table-cell>
          <table:table-cell table:formula="of:=(1/[.F$1])*[.A32]" office:value-type="float" office:value="0.031" calcext:value-type="float">
            <text:p>0.03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3" calcext:value-type="float">
            <text:p>453</text:p>
          </table:table-cell>
          <table:table-cell table:formula="of:=(1/[.F$1])*[.A33]" office:value-type="float" office:value="0.032" calcext:value-type="float">
            <text:p>0.03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3" calcext:value-type="float">
            <text:p>513</text:p>
          </table:table-cell>
          <table:table-cell table:formula="of:=(1/[.F$1])*[.A34]" office:value-type="float" office:value="0.033" calcext:value-type="float">
            <text:p>0.03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4" calcext:value-type="float">
            <text:p>564</text:p>
          </table:table-cell>
          <table:table-cell table:formula="of:=(1/[.F$1])*[.A35]" office:value-type="float" office:value="0.034" calcext:value-type="float">
            <text:p>0.03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2" calcext:value-type="float">
            <text:p>602</text:p>
          </table:table-cell>
          <table:table-cell table:formula="of:=(1/[.F$1])*[.A36]" office:value-type="float" office:value="0.035" calcext:value-type="float">
            <text:p>0.03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6" calcext:value-type="float">
            <text:p>616</text:p>
          </table:table-cell>
          <table:table-cell table:formula="of:=(1/[.F$1])*[.A37]" office:value-type="float" office:value="0.036" calcext:value-type="float">
            <text:p>0.03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6" calcext:value-type="float">
            <text:p>596</text:p>
          </table:table-cell>
          <table:table-cell table:formula="of:=(1/[.F$1])*[.A38]" office:value-type="float" office:value="0.037" calcext:value-type="float">
            <text:p>0.03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3" calcext:value-type="float">
            <text:p>563</text:p>
          </table:table-cell>
          <table:table-cell table:formula="of:=(1/[.F$1])*[.A39]"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5" calcext:value-type="float">
            <text:p>505</text:p>
          </table:table-cell>
          <table:table-cell table:formula="of:=(1/[.F$1])*[.A40]"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formula="of:=(1/[.F$1])*[.A41]"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1" calcext:value-type="float">
            <text:p>411</text:p>
          </table:table-cell>
          <table:table-cell table:formula="of:=(1/[.F$1])*[.A42]" office:value-type="float" office:value="0.041" calcext:value-type="float">
            <text:p>0.04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5" calcext:value-type="float">
            <text:p>395</text:p>
          </table:table-cell>
          <table:table-cell table:formula="of:=(1/[.F$1])*[.A43]" office:value-type="float" office:value="0.042" calcext:value-type="float">
            <text:p>0.04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8" calcext:value-type="float">
            <text:p>408</text:p>
          </table:table-cell>
          <table:table-cell table:formula="of:=(1/[.F$1])*[.A44]" office:value-type="float" office:value="0.043" calcext:value-type="float">
            <text:p>0.04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2" calcext:value-type="float">
            <text:p>442</text:p>
          </table:table-cell>
          <table:table-cell table:formula="of:=(1/[.F$1])*[.A45]" office:value-type="float" office:value="0.044" calcext:value-type="float">
            <text:p>0.04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7" calcext:value-type="float">
            <text:p>497</text:p>
          </table:table-cell>
          <table:table-cell table:formula="of:=(1/[.F$1])*[.A46]" office:value-type="float" office:value="0.045" calcext:value-type="float">
            <text:p>0.04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table:formula="of:=(1/[.F$1])*[.A47]" office:value-type="float" office:value="0.046" calcext:value-type="float">
            <text:p>0.04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3" calcext:value-type="float">
            <text:p>593</text:p>
          </table:table-cell>
          <table:table-cell table:formula="of:=(1/[.F$1])*[.A48]" office:value-type="float" office:value="0.047" calcext:value-type="float">
            <text:p>0.04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5" calcext:value-type="float">
            <text:p>615</text:p>
          </table:table-cell>
          <table:table-cell table:formula="of:=(1/[.F$1])*[.A49]" office:value-type="float" office:value="0.048" calcext:value-type="float">
            <text:p>0.04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5" calcext:value-type="float">
            <text:p>605</text:p>
          </table:table-cell>
          <table:table-cell table:formula="of:=(1/[.F$1])*[.A50]" office:value-type="float" office:value="0.049" calcext:value-type="float">
            <text:p>0.04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 table:formula="of:=(1/[.F$1])*[.A51]"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2" calcext:value-type="float">
            <text:p>522</text:p>
          </table:table-cell>
          <table:table-cell table:formula="of:=(1/[.F$1])*[.A52]" office:value-type="float" office:value="0.051" calcext:value-type="float">
            <text:p>0.05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2" calcext:value-type="float">
            <text:p>462</text:p>
          </table:table-cell>
          <table:table-cell table:formula="of:=(1/[.F$1])*[.A53]" office:value-type="float" office:value="0.052" calcext:value-type="float">
            <text:p>0.05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1" calcext:value-type="float">
            <text:p>421</text:p>
          </table:table-cell>
          <table:table-cell table:formula="of:=(1/[.F$1])*[.A54]" office:value-type="float" office:value="0.053" calcext:value-type="float">
            <text:p>0.05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6" calcext:value-type="float">
            <text:p>396</text:p>
          </table:table-cell>
          <table:table-cell table:formula="of:=(1/[.F$1])*[.A55]" office:value-type="float" office:value="0.054" calcext:value-type="float">
            <text:p>0.05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table:formula="of:=(1/[.F$1])*[.A56]" office:value-type="float" office:value="0.055" calcext:value-type="float">
            <text:p>0.05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0" calcext:value-type="float">
            <text:p>430</text:p>
          </table:table-cell>
          <table:table-cell table:formula="of:=(1/[.F$1])*[.A57]" office:value-type="float" office:value="0.056" calcext:value-type="float">
            <text:p>0.056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81" calcext:value-type="float">
            <text:p>481</text:p>
          </table:table-cell>
          <table:table-cell table:formula="of:=(1/[.F$1])*[.A58]" office:value-type="float" office:value="0.057" calcext:value-type="float">
            <text:p>0.057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" calcext:value-type="float">
            <text:p>542</text:p>
          </table:table-cell>
          <table:table-cell table:formula="of:=(1/[.F$1])*[.A59]" office:value-type="float" office:value="0.058" calcext:value-type="float">
            <text:p>0.05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4" calcext:value-type="float">
            <text:p>584</text:p>
          </table:table-cell>
          <table:table-cell table:formula="of:=(1/[.F$1])*[.A60]" office:value-type="float" office:value="0.059" calcext:value-type="float">
            <text:p>0.059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2" calcext:value-type="float">
            <text:p>612</text:p>
          </table:table-cell>
          <table:table-cell table:formula="of:=(1/[.F$1])*[.A61]" office:value-type="float" office:value="0.06" calcext:value-type="float">
            <text:p>0.0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3" calcext:value-type="float">
            <text:p>613</text:p>
          </table:table-cell>
          <table:table-cell table:formula="of:=(1/[.F$1])*[.A62]" office:value-type="float" office:value="0.061" calcext:value-type="float">
            <text:p>0.06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83" calcext:value-type="float">
            <text:p>583</text:p>
          </table:table-cell>
          <table:table-cell table:formula="of:=(1/[.F$1])*[.A63]" office:value-type="float" office:value="0.062" calcext:value-type="float">
            <text:p>0.06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8" calcext:value-type="float">
            <text:p>538</text:p>
          </table:table-cell>
          <table:table-cell table:formula="of:=(1/[.F$1])*[.A64]" office:value-type="float" office:value="0.063" calcext:value-type="float">
            <text:p>0.06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5" calcext:value-type="float">
            <text:p>475</text:p>
          </table:table-cell>
          <table:table-cell table:formula="of:=(1/[.F$1])*[.A65]" office:value-type="float" office:value="0.064" calcext:value-type="float">
            <text:p>0.06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32" calcext:value-type="float">
            <text:p>432</text:p>
          </table:table-cell>
          <table:table-cell table:formula="of:=(1/[.F$1])*[.A66]" office:value-type="float" office:value="0.065" calcext:value-type="float">
            <text:p>0.06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table:formula="of:=(1/[.F$1])*[.A67]" office:value-type="float" office:value="0.066" calcext:value-type="float">
            <text:p>0.06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92" calcext:value-type="float">
            <text:p>392</text:p>
          </table:table-cell>
          <table:table-cell table:formula="of:=(1/[.F$1])*[.A68]" office:value-type="float" office:value="0.067" calcext:value-type="float">
            <text:p>0.06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2" calcext:value-type="float">
            <text:p>422</text:p>
          </table:table-cell>
          <table:table-cell table:formula="of:=(1/[.F$1])*[.A69]" office:value-type="float" office:value="0.068" calcext:value-type="float">
            <text:p>0.068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5" calcext:value-type="float">
            <text:p>465</text:p>
          </table:table-cell>
          <table:table-cell table:formula="of:=(1/[.F$1])*[.A70]" office:value-type="float" office:value="0.069" calcext:value-type="float">
            <text:p>0.06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7" calcext:value-type="float">
            <text:p>527</text:p>
          </table:table-cell>
          <table:table-cell table:formula="of:=(1/[.F$1])*[.A71]"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72" calcext:value-type="float">
            <text:p>572</text:p>
          </table:table-cell>
          <table:table-cell table:formula="of:=(1/[.F$1])*[.A72]" office:value-type="float" office:value="0.071" calcext:value-type="float">
            <text:p>0.07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10" calcext:value-type="float">
            <text:p>610</text:p>
          </table:table-cell>
          <table:table-cell table:formula="of:=(1/[.F$1])*[.A73]"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20" calcext:value-type="float">
            <text:p>620</text:p>
          </table:table-cell>
          <table:table-cell table:formula="of:=(1/[.F$1])*[.A74]" office:value-type="float" office:value="0.073" calcext:value-type="float">
            <text:p>0.07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90" calcext:value-type="float">
            <text:p>590</text:p>
          </table:table-cell>
          <table:table-cell table:formula="of:=(1/[.F$1])*[.A75]" office:value-type="float" office:value="0.074" calcext:value-type="float">
            <text:p>0.07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1" calcext:value-type="float">
            <text:p>551</text:p>
          </table:table-cell>
          <table:table-cell table:formula="of:=(1/[.F$1])*[.A76]" office:value-type="float" office:value="0.075" calcext:value-type="float">
            <text:p>0.075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8" calcext:value-type="float">
            <text:p>488</text:p>
          </table:table-cell>
          <table:table-cell table:formula="of:=(1/[.F$1])*[.A77]" office:value-type="float" office:value="0.076" calcext:value-type="float">
            <text:p>0.07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3" calcext:value-type="float">
            <text:p>443</text:p>
          </table:table-cell>
          <table:table-cell table:formula="of:=(1/[.F$1])*[.A78]" office:value-type="float" office:value="0.077" calcext:value-type="float">
            <text:p>0.07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4" calcext:value-type="float">
            <text:p>404</text:p>
          </table:table-cell>
          <table:table-cell table:formula="of:=(1/[.F$1])*[.A79]" office:value-type="float" office:value="0.078" calcext:value-type="float">
            <text:p>0.07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7" calcext:value-type="float">
            <text:p>387</text:p>
          </table:table-cell>
          <table:table-cell table:formula="of:=(1/[.F$1])*[.A80]" office:value-type="float" office:value="0.079" calcext:value-type="float">
            <text:p>0.07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table:formula="of:=(1/[.F$1])*[.A81]"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2" calcext:value-type="float">
            <text:p>452</text:p>
          </table:table-cell>
          <table:table-cell table:formula="of:=(1/[.F$1])*[.A82]" office:value-type="float" office:value="0.081" calcext:value-type="float">
            <text:p>0.08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12" calcext:value-type="float">
            <text:p>512</text:p>
          </table:table-cell>
          <table:table-cell table:formula="of:=(1/[.F$1])*[.A83]" office:value-type="float" office:value="0.082" calcext:value-type="float">
            <text:p>0.082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63" calcext:value-type="float">
            <text:p>563</text:p>
          </table:table-cell>
          <table:table-cell table:formula="of:=(1/[.F$1])*[.A84]" office:value-type="float" office:value="0.083" calcext:value-type="float">
            <text:p>0.08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2" calcext:value-type="float">
            <text:p>602</text:p>
          </table:table-cell>
          <table:table-cell table:formula="of:=(1/[.F$1])*[.A85]" office:value-type="float" office:value="0.084" calcext:value-type="float">
            <text:p>0.08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6" calcext:value-type="float">
            <text:p>616</text:p>
          </table:table-cell>
          <table:table-cell table:formula="of:=(1/[.F$1])*[.A86]" office:value-type="float" office:value="0.085" calcext:value-type="float">
            <text:p>0.08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97" calcext:value-type="float">
            <text:p>597</text:p>
          </table:table-cell>
          <table:table-cell table:formula="of:=(1/[.F$1])*[.A87]" office:value-type="float" office:value="0.086" calcext:value-type="float">
            <text:p>0.08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65" calcext:value-type="float">
            <text:p>565</text:p>
          </table:table-cell>
          <table:table-cell table:formula="of:=(1/[.F$1])*[.A88]" office:value-type="float" office:value="0.087" calcext:value-type="float">
            <text:p>0.08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07" calcext:value-type="float">
            <text:p>507</text:p>
          </table:table-cell>
          <table:table-cell table:formula="of:=(1/[.F$1])*[.A89]" office:value-type="float" office:value="0.088" calcext:value-type="float">
            <text:p>0.0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2" calcext:value-type="float">
            <text:p>452</text:p>
          </table:table-cell>
          <table:table-cell table:formula="of:=(1/[.F$1])*[.A90]" office:value-type="float" office:value="0.089" calcext:value-type="float">
            <text:p>0.08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4" calcext:value-type="float">
            <text:p>414</text:p>
          </table:table-cell>
          <table:table-cell table:formula="of:=(1/[.F$1])*[.A91]" office:value-type="float" office:value="0.09" calcext:value-type="float">
            <text:p>0.09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5" calcext:value-type="float">
            <text:p>395</text:p>
          </table:table-cell>
          <table:table-cell table:formula="of:=(1/[.F$1])*[.A92]" office:value-type="float" office:value="0.091" calcext:value-type="float">
            <text:p>0.0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6" calcext:value-type="float">
            <text:p>406</text:p>
          </table:table-cell>
          <table:table-cell table:formula="of:=(1/[.F$1])*[.A93]" office:value-type="float" office:value="0.092" calcext:value-type="float">
            <text:p>0.0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40" calcext:value-type="float">
            <text:p>440</text:p>
          </table:table-cell>
          <table:table-cell table:formula="of:=(1/[.F$1])*[.A94]" office:value-type="float" office:value="0.093" calcext:value-type="float">
            <text:p>0.0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4" calcext:value-type="float">
            <text:p>494</text:p>
          </table:table-cell>
          <table:table-cell table:formula="of:=(1/[.F$1])*[.A95]" office:value-type="float" office:value="0.094" calcext:value-type="float">
            <text:p>0.0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52" calcext:value-type="float">
            <text:p>552</text:p>
          </table:table-cell>
          <table:table-cell table:formula="of:=(1/[.F$1])*[.A96]" office:value-type="float" office:value="0.095" calcext:value-type="float">
            <text:p>0.09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92" calcext:value-type="float">
            <text:p>592</text:p>
          </table:table-cell>
          <table:table-cell table:formula="of:=(1/[.F$1])*[.A97]" office:value-type="float" office:value="0.096" calcext:value-type="float">
            <text:p>0.09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13" calcext:value-type="float">
            <text:p>613</text:p>
          </table:table-cell>
          <table:table-cell table:formula="of:=(1/[.F$1])*[.A98]" office:value-type="float" office:value="0.097" calcext:value-type="float">
            <text:p>0.09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05" calcext:value-type="float">
            <text:p>605</text:p>
          </table:table-cell>
          <table:table-cell table:formula="of:=(1/[.F$1])*[.A99]" office:value-type="float" office:value="0.098" calcext:value-type="float">
            <text:p>0.09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6" calcext:value-type="float">
            <text:p>576</text:p>
          </table:table-cell>
          <table:table-cell table:formula="of:=(1/[.F$1])*[.A100]" office:value-type="float" office:value="0.099" calcext:value-type="float">
            <text:p>0.09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5" calcext:value-type="float">
            <text:p>525</text:p>
          </table:table-cell>
          <table:table-cell table:formula="of:=(1/[.F$1])*[.A101]"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6" calcext:value-type="float">
            <text:p>466</text:p>
          </table:table-cell>
          <table:table-cell table:formula="of:=(1/[.F$1])*[.A102]" office:value-type="float" office:value="0.101" calcext:value-type="float">
            <text:p>0.10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2" calcext:value-type="float">
            <text:p>422</text:p>
          </table:table-cell>
          <table:table-cell table:formula="of:=(1/[.F$1])*[.A103]" office:value-type="float" office:value="0.102" calcext:value-type="float">
            <text:p>0.10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97" calcext:value-type="float">
            <text:p>397</text:p>
          </table:table-cell>
          <table:table-cell table:formula="of:=(1/[.F$1])*[.A104]" office:value-type="float" office:value="0.103" calcext:value-type="float">
            <text:p>0.103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98" calcext:value-type="float">
            <text:p>398</text:p>
          </table:table-cell>
          <table:table-cell table:formula="of:=(1/[.F$1])*[.A105]" office:value-type="float" office:value="0.104" calcext:value-type="float">
            <text:p>0.104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8" calcext:value-type="float">
            <text:p>428</text:p>
          </table:table-cell>
          <table:table-cell table:formula="of:=(1/[.F$1])*[.A106]" office:value-type="float" office:value="0.105" calcext:value-type="float">
            <text:p>0.105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6" calcext:value-type="float">
            <text:p>476</text:p>
          </table:table-cell>
          <table:table-cell table:formula="of:=(1/[.F$1])*[.A107]" office:value-type="float" office:value="0.106" calcext:value-type="float">
            <text:p>0.106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38" calcext:value-type="float">
            <text:p>538</text:p>
          </table:table-cell>
          <table:table-cell table:formula="of:=(1/[.F$1])*[.A108]" office:value-type="float" office:value="0.107" calcext:value-type="float">
            <text:p>0.107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81" calcext:value-type="float">
            <text:p>581</text:p>
          </table:table-cell>
          <table:table-cell table:formula="of:=(1/[.F$1])*[.A109]" office:value-type="float" office:value="0.108" calcext:value-type="float">
            <text:p>0.108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21" calcext:value-type="float">
            <text:p>621</text:p>
          </table:table-cell>
          <table:table-cell table:formula="of:=(1/[.F$1])*[.A110]" office:value-type="float" office:value="0.109" calcext:value-type="float">
            <text:p>0.10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16" calcext:value-type="float">
            <text:p>616</text:p>
          </table:table-cell>
          <table:table-cell table:formula="of:=(1/[.F$1])*[.A111]" office:value-type="float" office:value="0.11" calcext:value-type="float">
            <text:p>0.1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table:formula="of:=(1/[.F$1])*[.A112]" office:value-type="float" office:value="0.111" calcext:value-type="float">
            <text:p>0.111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43" calcext:value-type="float">
            <text:p>543</text:p>
          </table:table-cell>
          <table:table-cell table:formula="of:=(1/[.F$1])*[.A113]" office:value-type="float" office:value="0.112" calcext:value-type="float">
            <text:p>0.11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79" calcext:value-type="float">
            <text:p>479</text:p>
          </table:table-cell>
          <table:table-cell table:formula="of:=(1/[.F$1])*[.A114]" office:value-type="float" office:value="0.113" calcext:value-type="float">
            <text:p>0.11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36" calcext:value-type="float">
            <text:p>436</text:p>
          </table:table-cell>
          <table:table-cell table:formula="of:=(1/[.F$1])*[.A115]" office:value-type="float" office:value="0.114" calcext:value-type="float">
            <text:p>0.11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99" calcext:value-type="float">
            <text:p>399</text:p>
          </table:table-cell>
          <table:table-cell table:formula="of:=(1/[.F$1])*[.A116]" office:value-type="float" office:value="0.115" calcext:value-type="float">
            <text:p>0.11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94" calcext:value-type="float">
            <text:p>394</text:p>
          </table:table-cell>
          <table:table-cell table:formula="of:=(1/[.F$1])*[.A117]" office:value-type="float" office:value="0.116" calcext:value-type="float">
            <text:p>0.116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2" calcext:value-type="float">
            <text:p>422</text:p>
          </table:table-cell>
          <table:table-cell table:formula="of:=(1/[.F$1])*[.A118]" office:value-type="float" office:value="0.117" calcext:value-type="float">
            <text:p>0.117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62" calcext:value-type="float">
            <text:p>462</text:p>
          </table:table-cell>
          <table:table-cell table:formula="of:=(1/[.F$1])*[.A119]" office:value-type="float" office:value="0.118" calcext:value-type="float">
            <text:p>0.11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22" calcext:value-type="float">
            <text:p>522</text:p>
          </table:table-cell>
          <table:table-cell table:formula="of:=(1/[.F$1])*[.A120]" office:value-type="float" office:value="0.119" calcext:value-type="float">
            <text:p>0.11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0" calcext:value-type="float">
            <text:p>570</text:p>
          </table:table-cell>
          <table:table-cell table:formula="of:=(1/[.F$1])*[.A121]" office:value-type="float" office:value="0.12" calcext:value-type="float">
            <text:p>0.12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07" calcext:value-type="float">
            <text:p>607</text:p>
          </table:table-cell>
          <table:table-cell table:formula="of:=(1/[.F$1])*[.A122]" office:value-type="float" office:value="0.121" calcext:value-type="float">
            <text:p>0.121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6" calcext:value-type="float">
            <text:p>626</text:p>
          </table:table-cell>
          <table:table-cell table:formula="of:=(1/[.F$1])*[.A123]" office:value-type="float" office:value="0.122" calcext:value-type="float">
            <text:p>0.122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93" calcext:value-type="float">
            <text:p>593</text:p>
          </table:table-cell>
          <table:table-cell table:formula="of:=(1/[.F$1])*[.A124]" office:value-type="float" office:value="0.123" calcext:value-type="float">
            <text:p>0.123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55" calcext:value-type="float">
            <text:p>555</text:p>
          </table:table-cell>
          <table:table-cell table:formula="of:=(1/[.F$1])*[.A125]" office:value-type="float" office:value="0.124" calcext:value-type="float">
            <text:p>0.124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94" calcext:value-type="float">
            <text:p>494</text:p>
          </table:table-cell>
          <table:table-cell table:formula="of:=(1/[.F$1])*[.A126]" office:value-type="float" office:value="0.125" calcext:value-type="float">
            <text:p>0.12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45" calcext:value-type="float">
            <text:p>445</text:p>
          </table:table-cell>
          <table:table-cell table:formula="of:=(1/[.F$1])*[.A127]" office:value-type="float" office:value="0.126" calcext:value-type="float">
            <text:p>0.126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07" calcext:value-type="float">
            <text:p>407</text:p>
          </table:table-cell>
          <table:table-cell table:formula="of:=(1/[.F$1])*[.A128]" office:value-type="float" office:value="0.127" calcext:value-type="float">
            <text:p>0.12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2" calcext:value-type="float">
            <text:p>392</text:p>
          </table:table-cell>
          <table:table-cell table:formula="of:=(1/[.F$1])*[.A129]" office:value-type="float" office:value="0.128" calcext:value-type="float">
            <text:p>0.128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14" calcext:value-type="float">
            <text:p>414</text:p>
          </table:table-cell>
          <table:table-cell table:formula="of:=(1/[.F$1])*[.A130]" office:value-type="float" office:value="0.129" calcext:value-type="float">
            <text:p>0.129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8" calcext:value-type="float">
            <text:p>448</text:p>
          </table:table-cell>
          <table:table-cell table:formula="of:=(1/[.F$1])*[.A131]" office:value-type="float" office:value="0.13" calcext:value-type="float">
            <text:p>0.13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07" calcext:value-type="float">
            <text:p>507</text:p>
          </table:table-cell>
          <table:table-cell table:formula="of:=(1/[.F$1])*[.A132]" office:value-type="float" office:value="0.131" calcext:value-type="float">
            <text:p>0.131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60" calcext:value-type="float">
            <text:p>560</text:p>
          </table:table-cell>
          <table:table-cell table:formula="of:=(1/[.F$1])*[.A133]" office:value-type="float" office:value="0.132" calcext:value-type="float">
            <text:p>0.132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99" calcext:value-type="float">
            <text:p>599</text:p>
          </table:table-cell>
          <table:table-cell table:formula="of:=(1/[.F$1])*[.A134]" office:value-type="float" office:value="0.133" calcext:value-type="float">
            <text:p>0.133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08" calcext:value-type="float">
            <text:p>608</text:p>
          </table:table-cell>
          <table:table-cell table:formula="of:=(1/[.F$1])*[.A135]" office:value-type="float" office:value="0.134" calcext:value-type="float">
            <text:p>0.134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00" calcext:value-type="float">
            <text:p>600</text:p>
          </table:table-cell>
          <table:table-cell table:formula="of:=(1/[.F$1])*[.A136]" office:value-type="float" office:value="0.135" calcext:value-type="float">
            <text:p>0.135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67" calcext:value-type="float">
            <text:p>567</text:p>
          </table:table-cell>
          <table:table-cell table:formula="of:=(1/[.F$1])*[.A137]" office:value-type="float" office:value="0.136" calcext:value-type="float">
            <text:p>0.136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12" calcext:value-type="float">
            <text:p>512</text:p>
          </table:table-cell>
          <table:table-cell table:formula="of:=(1/[.F$1])*[.A138]" office:value-type="float" office:value="0.137" calcext:value-type="float">
            <text:p>0.137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55" calcext:value-type="float">
            <text:p>455</text:p>
          </table:table-cell>
          <table:table-cell table:formula="of:=(1/[.F$1])*[.A139]" office:value-type="float" office:value="0.138" calcext:value-type="float">
            <text:p>0.138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6" calcext:value-type="float">
            <text:p>416</text:p>
          </table:table-cell>
          <table:table-cell table:formula="of:=(1/[.F$1])*[.A140]" office:value-type="float" office:value="0.139" calcext:value-type="float">
            <text:p>0.13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01" calcext:value-type="float">
            <text:p>401</text:p>
          </table:table-cell>
          <table:table-cell table:formula="of:=(1/[.F$1])*[.A141]" office:value-type="float" office:value="0.14" calcext:value-type="float">
            <text:p>0.14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06" calcext:value-type="float">
            <text:p>406</text:p>
          </table:table-cell>
          <table:table-cell table:formula="of:=(1/[.F$1])*[.A142]" office:value-type="float" office:value="0.141" calcext:value-type="float">
            <text:p>0.14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37" calcext:value-type="float">
            <text:p>437</text:p>
          </table:table-cell>
          <table:table-cell table:formula="of:=(1/[.F$1])*[.A143]" office:value-type="float" office:value="0.142" calcext:value-type="float">
            <text:p>0.142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89" calcext:value-type="float">
            <text:p>489</text:p>
          </table:table-cell>
          <table:table-cell table:formula="of:=(1/[.F$1])*[.A144]" office:value-type="float" office:value="0.143" calcext:value-type="float">
            <text:p>0.143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49" calcext:value-type="float">
            <text:p>549</text:p>
          </table:table-cell>
          <table:table-cell table:formula="of:=(1/[.F$1])*[.A145]" office:value-type="float" office:value="0.144" calcext:value-type="float">
            <text:p>0.144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90" calcext:value-type="float">
            <text:p>590</text:p>
          </table:table-cell>
          <table:table-cell table:formula="of:=(1/[.F$1])*[.A146]" office:value-type="float" office:value="0.145" calcext:value-type="float">
            <text:p>0.145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16" calcext:value-type="float">
            <text:p>616</text:p>
          </table:table-cell>
          <table:table-cell table:formula="of:=(1/[.F$1])*[.A147]" office:value-type="float" office:value="0.146" calcext:value-type="float">
            <text:p>0.146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08" calcext:value-type="float">
            <text:p>608</text:p>
          </table:table-cell>
          <table:table-cell table:formula="of:=(1/[.F$1])*[.A148]" office:value-type="float" office:value="0.147" calcext:value-type="float">
            <text:p>0.147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79" calcext:value-type="float">
            <text:p>579</text:p>
          </table:table-cell>
          <table:table-cell table:formula="of:=(1/[.F$1])*[.A149]" office:value-type="float" office:value="0.148" calcext:value-type="float">
            <text:p>0.148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28" calcext:value-type="float">
            <text:p>528</text:p>
          </table:table-cell>
          <table:table-cell table:formula="of:=(1/[.F$1])*[.A150]" office:value-type="float" office:value="0.149" calcext:value-type="float">
            <text:p>0.149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68" calcext:value-type="float">
            <text:p>468</text:p>
          </table:table-cell>
          <table:table-cell table:formula="of:=(1/[.F$1])*[.A151]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25" calcext:value-type="float">
            <text:p>425</text:p>
          </table:table-cell>
          <table:table-cell table:formula="of:=(1/[.F$1])*[.A152]" office:value-type="float" office:value="0.151" calcext:value-type="float">
            <text:p>0.151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97" calcext:value-type="float">
            <text:p>397</text:p>
          </table:table-cell>
          <table:table-cell table:formula="of:=(1/[.F$1])*[.A153]" office:value-type="float" office:value="0.152" calcext:value-type="float">
            <text:p>0.152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97" calcext:value-type="float">
            <text:p>397</text:p>
          </table:table-cell>
          <table:table-cell table:formula="of:=(1/[.F$1])*[.A154]" office:value-type="float" office:value="0.153" calcext:value-type="float">
            <text:p>0.153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27" calcext:value-type="float">
            <text:p>427</text:p>
          </table:table-cell>
          <table:table-cell table:formula="of:=(1/[.F$1])*[.A155]" office:value-type="float" office:value="0.154" calcext:value-type="float">
            <text:p>0.154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73" calcext:value-type="float">
            <text:p>473</text:p>
          </table:table-cell>
          <table:table-cell table:formula="of:=(1/[.F$1])*[.A156]" office:value-type="float" office:value="0.155" calcext:value-type="float">
            <text:p>0.155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35" calcext:value-type="float">
            <text:p>535</text:p>
          </table:table-cell>
          <table:table-cell table:formula="of:=(1/[.F$1])*[.A157]" office:value-type="float" office:value="0.156" calcext:value-type="float">
            <text:p>0.156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78" calcext:value-type="float">
            <text:p>578</text:p>
          </table:table-cell>
          <table:table-cell table:formula="of:=(1/[.F$1])*[.A158]" office:value-type="float" office:value="0.157" calcext:value-type="float">
            <text:p>0.157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13" calcext:value-type="float">
            <text:p>613</text:p>
          </table:table-cell>
          <table:table-cell table:formula="of:=(1/[.F$1])*[.A159]" office:value-type="float" office:value="0.158" calcext:value-type="float">
            <text:p>0.158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15" calcext:value-type="float">
            <text:p>615</text:p>
          </table:table-cell>
          <table:table-cell table:formula="of:=(1/[.F$1])*[.A160]" office:value-type="float" office:value="0.159" calcext:value-type="float">
            <text:p>0.15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86" calcext:value-type="float">
            <text:p>586</text:p>
          </table:table-cell>
          <table:table-cell table:formula="of:=(1/[.F$1])*[.A161]" office:value-type="float" office:value="0.16" calcext:value-type="float">
            <text:p>0.16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44" calcext:value-type="float">
            <text:p>544</text:p>
          </table:table-cell>
          <table:table-cell table:formula="of:=(1/[.F$1])*[.A162]" office:value-type="float" office:value="0.161" calcext:value-type="float">
            <text:p>0.161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82" calcext:value-type="float">
            <text:p>482</text:p>
          </table:table-cell>
          <table:table-cell table:formula="of:=(1/[.F$1])*[.A163]" office:value-type="float" office:value="0.162" calcext:value-type="float">
            <text:p>0.162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39" calcext:value-type="float">
            <text:p>439</text:p>
          </table:table-cell>
          <table:table-cell table:formula="of:=(1/[.F$1])*[.A164]" office:value-type="float" office:value="0.163" calcext:value-type="float">
            <text:p>0.163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01" calcext:value-type="float">
            <text:p>401</text:p>
          </table:table-cell>
          <table:table-cell table:formula="of:=(1/[.F$1])*[.A165]" office:value-type="float" office:value="0.164" calcext:value-type="float">
            <text:p>0.164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93" calcext:value-type="float">
            <text:p>393</text:p>
          </table:table-cell>
          <table:table-cell table:formula="of:=(1/[.F$1])*[.A166]" office:value-type="float" office:value="0.165" calcext:value-type="float">
            <text:p>0.165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20" calcext:value-type="float">
            <text:p>420</text:p>
          </table:table-cell>
          <table:table-cell table:formula="of:=(1/[.F$1])*[.A167]" office:value-type="float" office:value="0.166" calcext:value-type="float">
            <text:p>0.166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59" calcext:value-type="float">
            <text:p>459</text:p>
          </table:table-cell>
          <table:table-cell table:formula="of:=(1/[.F$1])*[.A168]" office:value-type="float" office:value="0.167" calcext:value-type="float">
            <text:p>0.167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21" calcext:value-type="float">
            <text:p>521</text:p>
          </table:table-cell>
          <table:table-cell table:formula="of:=(1/[.F$1])*[.A169]" office:value-type="float" office:value="0.168" calcext:value-type="float">
            <text:p>0.168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68" calcext:value-type="float">
            <text:p>568</text:p>
          </table:table-cell>
          <table:table-cell table:formula="of:=(1/[.F$1])*[.A170]" office:value-type="float" office:value="0.169" calcext:value-type="float">
            <text:p>0.169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06" calcext:value-type="float">
            <text:p>606</text:p>
          </table:table-cell>
          <table:table-cell table:formula="of:=(1/[.F$1])*[.A171]" office:value-type="float" office:value="0.17" calcext:value-type="float">
            <text:p>0.17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7" calcext:value-type="float">
            <text:p>617</text:p>
          </table:table-cell>
          <table:table-cell table:formula="of:=(1/[.F$1])*[.A172]" office:value-type="float" office:value="0.171" calcext:value-type="float">
            <text:p>0.17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93" calcext:value-type="float">
            <text:p>593</text:p>
          </table:table-cell>
          <table:table-cell table:formula="of:=(1/[.F$1])*[.A173]" office:value-type="float" office:value="0.172" calcext:value-type="float">
            <text:p>0.172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56" calcext:value-type="float">
            <text:p>556</text:p>
          </table:table-cell>
          <table:table-cell table:formula="of:=(1/[.F$1])*[.A174]" office:value-type="float" office:value="0.173" calcext:value-type="float">
            <text:p>0.173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96" calcext:value-type="float">
            <text:p>496</text:p>
          </table:table-cell>
          <table:table-cell table:formula="of:=(1/[.F$1])*[.A175]" office:value-type="float" office:value="0.174" calcext:value-type="float">
            <text:p>0.174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46" calcext:value-type="float">
            <text:p>446</text:p>
          </table:table-cell>
          <table:table-cell table:formula="of:=(1/[.F$1])*[.A176]" office:value-type="float" office:value="0.175" calcext:value-type="float">
            <text:p>0.175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08" calcext:value-type="float">
            <text:p>408</text:p>
          </table:table-cell>
          <table:table-cell table:formula="of:=(1/[.F$1])*[.A177]" office:value-type="float" office:value="0.176" calcext:value-type="float">
            <text:p>0.176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94" calcext:value-type="float">
            <text:p>394</text:p>
          </table:table-cell>
          <table:table-cell table:formula="of:=(1/[.F$1])*[.A178]" office:value-type="float" office:value="0.177" calcext:value-type="float">
            <text:p>0.177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13" calcext:value-type="float">
            <text:p>413</text:p>
          </table:table-cell>
          <table:table-cell table:formula="of:=(1/[.F$1])*[.A179]" office:value-type="float" office:value="0.178" calcext:value-type="float">
            <text:p>0.178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46" calcext:value-type="float">
            <text:p>446</text:p>
          </table:table-cell>
          <table:table-cell table:formula="of:=(1/[.F$1])*[.A180]" office:value-type="float" office:value="0.179" calcext:value-type="float">
            <text:p>0.179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05" calcext:value-type="float">
            <text:p>505</text:p>
          </table:table-cell>
          <table:table-cell table:formula="of:=(1/[.F$1])*[.A181]" office:value-type="float" office:value="0.18" calcext:value-type="float">
            <text:p>0.18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59" calcext:value-type="float">
            <text:p>559</text:p>
          </table:table-cell>
          <table:table-cell table:formula="of:=(1/[.F$1])*[.A182]" office:value-type="float" office:value="0.181" calcext:value-type="float">
            <text:p>0.181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99" calcext:value-type="float">
            <text:p>599</text:p>
          </table:table-cell>
          <table:table-cell table:formula="of:=(1/[.F$1])*[.A183]" office:value-type="float" office:value="0.182" calcext:value-type="float">
            <text:p>0.182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table:formula="of:=(1/[.F$1])*[.A184]" office:value-type="float" office:value="0.183" calcext:value-type="float">
            <text:p>0.18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01" calcext:value-type="float">
            <text:p>601</text:p>
          </table:table-cell>
          <table:table-cell table:formula="of:=(1/[.F$1])*[.A185]" office:value-type="float" office:value="0.184" calcext:value-type="float">
            <text:p>0.184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68" calcext:value-type="float">
            <text:p>568</text:p>
          </table:table-cell>
          <table:table-cell table:formula="of:=(1/[.F$1])*[.A186]" office:value-type="float" office:value="0.185" calcext:value-type="float">
            <text:p>0.18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13" calcext:value-type="float">
            <text:p>513</text:p>
          </table:table-cell>
          <table:table-cell table:formula="of:=(1/[.F$1])*[.A187]" office:value-type="float" office:value="0.186" calcext:value-type="float">
            <text:p>0.186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57" calcext:value-type="float">
            <text:p>457</text:p>
          </table:table-cell>
          <table:table-cell table:formula="of:=(1/[.F$1])*[.A188]" office:value-type="float" office:value="0.187" calcext:value-type="float">
            <text:p>0.187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17" calcext:value-type="float">
            <text:p>417</text:p>
          </table:table-cell>
          <table:table-cell table:formula="of:=(1/[.F$1])*[.A189]" office:value-type="float" office:value="0.188" calcext:value-type="float">
            <text:p>0.188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87" calcext:value-type="float">
            <text:p>387</text:p>
          </table:table-cell>
          <table:table-cell table:formula="of:=(1/[.F$1])*[.A190]" office:value-type="float" office:value="0.189" calcext:value-type="float">
            <text:p>0.189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05" calcext:value-type="float">
            <text:p>405</text:p>
          </table:table-cell>
          <table:table-cell table:formula="of:=(1/[.F$1])*[.A191]" office:value-type="float" office:value="0.19" calcext:value-type="float">
            <text:p>0.19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35" calcext:value-type="float">
            <text:p>435</text:p>
          </table:table-cell>
          <table:table-cell table:formula="of:=(1/[.F$1])*[.A192]" office:value-type="float" office:value="0.191" calcext:value-type="float">
            <text:p>0.191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6" calcext:value-type="float">
            <text:p>486</text:p>
          </table:table-cell>
          <table:table-cell table:formula="of:=(1/[.F$1])*[.A193]" office:value-type="float" office:value="0.192" calcext:value-type="float">
            <text:p>0.192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47" calcext:value-type="float">
            <text:p>547</text:p>
          </table:table-cell>
          <table:table-cell table:formula="of:=(1/[.F$1])*[.A194]" office:value-type="float" office:value="0.193" calcext:value-type="float">
            <text:p>0.193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88" calcext:value-type="float">
            <text:p>588</text:p>
          </table:table-cell>
          <table:table-cell table:formula="of:=(1/[.F$1])*[.A195]" office:value-type="float" office:value="0.194" calcext:value-type="float">
            <text:p>0.194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13" calcext:value-type="float">
            <text:p>613</text:p>
          </table:table-cell>
          <table:table-cell table:formula="of:=(1/[.F$1])*[.A196]" office:value-type="float" office:value="0.195" calcext:value-type="float">
            <text:p>0.195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10" calcext:value-type="float">
            <text:p>610</text:p>
          </table:table-cell>
          <table:table-cell table:formula="of:=(1/[.F$1])*[.A197]" office:value-type="float" office:value="0.196" calcext:value-type="float">
            <text:p>0.196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80" calcext:value-type="float">
            <text:p>580</text:p>
          </table:table-cell>
          <table:table-cell table:formula="of:=(1/[.F$1])*[.A198]" office:value-type="float" office:value="0.197" calcext:value-type="float">
            <text:p>0.197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30" calcext:value-type="float">
            <text:p>530</text:p>
          </table:table-cell>
          <table:table-cell table:formula="of:=(1/[.F$1])*[.A199]" office:value-type="float" office:value="0.198" calcext:value-type="float">
            <text:p>0.198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68" calcext:value-type="float">
            <text:p>468</text:p>
          </table:table-cell>
          <table:table-cell table:formula="of:=(1/[.F$1])*[.A200]" office:value-type="float" office:value="0.199" calcext:value-type="float">
            <text:p>0.19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7" calcext:value-type="float">
            <text:p>427</text:p>
          </table:table-cell>
          <table:table-cell table:formula="of:=(1/[.F$1])*[.A201]"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9" calcext:value-type="float">
            <text:p>399</text:p>
          </table:table-cell>
          <table:table-cell table:formula="of:=(1/[.F$1])*[.A202]" office:value-type="float" office:value="0.201" calcext:value-type="float">
            <text:p>0.201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96" calcext:value-type="float">
            <text:p>396</text:p>
          </table:table-cell>
          <table:table-cell table:formula="of:=(1/[.F$1])*[.A203]" office:value-type="float" office:value="0.202" calcext:value-type="float">
            <text:p>0.202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26" calcext:value-type="float">
            <text:p>426</text:p>
          </table:table-cell>
          <table:table-cell table:formula="of:=(1/[.F$1])*[.A204]" office:value-type="float" office:value="0.203" calcext:value-type="float">
            <text:p>0.203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70" calcext:value-type="float">
            <text:p>470</text:p>
          </table:table-cell>
          <table:table-cell table:formula="of:=(1/[.F$1])*[.A205]" office:value-type="float" office:value="0.204" calcext:value-type="float">
            <text:p>0.204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33" calcext:value-type="float">
            <text:p>533</text:p>
          </table:table-cell>
          <table:table-cell table:formula="of:=(1/[.F$1])*[.A206]" office:value-type="float" office:value="0.205" calcext:value-type="float">
            <text:p>0.205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76" calcext:value-type="float">
            <text:p>576</text:p>
          </table:table-cell>
          <table:table-cell table:formula="of:=(1/[.F$1])*[.A207]" office:value-type="float" office:value="0.206" calcext:value-type="float">
            <text:p>0.206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11" calcext:value-type="float">
            <text:p>611</text:p>
          </table:table-cell>
          <table:table-cell table:formula="of:=(1/[.F$1])*[.A208]" office:value-type="float" office:value="0.207" calcext:value-type="float">
            <text:p>0.207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16" calcext:value-type="float">
            <text:p>616</text:p>
          </table:table-cell>
          <table:table-cell table:formula="of:=(1/[.F$1])*[.A209]" office:value-type="float" office:value="0.208" calcext:value-type="float">
            <text:p>0.208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88" calcext:value-type="float">
            <text:p>588</text:p>
          </table:table-cell>
          <table:table-cell table:formula="of:=(1/[.F$1])*[.A210]" office:value-type="float" office:value="0.209" calcext:value-type="float">
            <text:p>0.209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47" calcext:value-type="float">
            <text:p>547</text:p>
          </table:table-cell>
          <table:table-cell table:formula="of:=(1/[.F$1])*[.A211]" office:value-type="float" office:value="0.21" calcext:value-type="float">
            <text:p>0.2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7" calcext:value-type="float">
            <text:p>487</text:p>
          </table:table-cell>
          <table:table-cell table:formula="of:=(1/[.F$1])*[.A212]" office:value-type="float" office:value="0.211" calcext:value-type="float">
            <text:p>0.211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39" calcext:value-type="float">
            <text:p>439</text:p>
          </table:table-cell>
          <table:table-cell table:formula="of:=(1/[.F$1])*[.A213]" office:value-type="float" office:value="0.212" calcext:value-type="float">
            <text:p>0.212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01" calcext:value-type="float">
            <text:p>401</text:p>
          </table:table-cell>
          <table:table-cell table:formula="of:=(1/[.F$1])*[.A214]" office:value-type="float" office:value="0.213" calcext:value-type="float">
            <text:p>0.213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00" calcext:value-type="float">
            <text:p>400</text:p>
          </table:table-cell>
          <table:table-cell table:formula="of:=(1/[.F$1])*[.A215]" office:value-type="float" office:value="0.214" calcext:value-type="float">
            <text:p>0.214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19" calcext:value-type="float">
            <text:p>419</text:p>
          </table:table-cell>
          <table:table-cell table:formula="of:=(1/[.F$1])*[.A216]" office:value-type="float" office:value="0.215" calcext:value-type="float">
            <text:p>0.215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56" calcext:value-type="float">
            <text:p>456</text:p>
          </table:table-cell>
          <table:table-cell table:formula="of:=(1/[.F$1])*[.A217]" office:value-type="float" office:value="0.216" calcext:value-type="float">
            <text:p>0.216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18" calcext:value-type="float">
            <text:p>518</text:p>
          </table:table-cell>
          <table:table-cell table:formula="of:=(1/[.F$1])*[.A218]" office:value-type="float" office:value="0.217" calcext:value-type="float">
            <text:p>0.217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65" calcext:value-type="float">
            <text:p>565</text:p>
          </table:table-cell>
          <table:table-cell table:formula="of:=(1/[.F$1])*[.A219]" office:value-type="float" office:value="0.218" calcext:value-type="float">
            <text:p>0.218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5" calcext:value-type="float">
            <text:p>605</text:p>
          </table:table-cell>
          <table:table-cell table:formula="of:=(1/[.F$1])*[.A220]" office:value-type="float" office:value="0.219" calcext:value-type="float">
            <text:p>0.21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18" calcext:value-type="float">
            <text:p>618</text:p>
          </table:table-cell>
          <table:table-cell table:formula="of:=(1/[.F$1])*[.A221]" office:value-type="float" office:value="0.22" calcext:value-type="float">
            <text:p>0.22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95" calcext:value-type="float">
            <text:p>595</text:p>
          </table:table-cell>
          <table:table-cell table:formula="of:=(1/[.F$1])*[.A222]" office:value-type="float" office:value="0.221" calcext:value-type="float">
            <text:p>0.221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61" calcext:value-type="float">
            <text:p>561</text:p>
          </table:table-cell>
          <table:table-cell table:formula="of:=(1/[.F$1])*[.A223]" office:value-type="float" office:value="0.222" calcext:value-type="float">
            <text:p>0.222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00" calcext:value-type="float">
            <text:p>500</text:p>
          </table:table-cell>
          <table:table-cell table:formula="of:=(1/[.F$1])*[.A224]" office:value-type="float" office:value="0.223" calcext:value-type="float">
            <text:p>0.223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8" calcext:value-type="float">
            <text:p>448</text:p>
          </table:table-cell>
          <table:table-cell table:formula="of:=(1/[.F$1])*[.A225]" office:value-type="float" office:value="0.224" calcext:value-type="float">
            <text:p>0.224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10" calcext:value-type="float">
            <text:p>410</text:p>
          </table:table-cell>
          <table:table-cell table:formula="of:=(1/[.F$1])*[.A226]" office:value-type="float" office:value="0.225" calcext:value-type="float">
            <text:p>0.225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92" calcext:value-type="float">
            <text:p>392</text:p>
          </table:table-cell>
          <table:table-cell table:formula="of:=(1/[.F$1])*[.A227]" office:value-type="float" office:value="0.226" calcext:value-type="float">
            <text:p>0.22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11" calcext:value-type="float">
            <text:p>411</text:p>
          </table:table-cell>
          <table:table-cell table:formula="of:=(1/[.F$1])*[.A228]" office:value-type="float" office:value="0.227" calcext:value-type="float">
            <text:p>0.227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44" calcext:value-type="float">
            <text:p>444</text:p>
          </table:table-cell>
          <table:table-cell table:formula="of:=(1/[.F$1])*[.A229]" office:value-type="float" office:value="0.228" calcext:value-type="float">
            <text:p>0.228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02" calcext:value-type="float">
            <text:p>502</text:p>
          </table:table-cell>
          <table:table-cell table:formula="of:=(1/[.F$1])*[.A230]" office:value-type="float" office:value="0.229" calcext:value-type="float">
            <text:p>0.22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56" calcext:value-type="float">
            <text:p>556</text:p>
          </table:table-cell>
          <table:table-cell table:formula="of:=(1/[.F$1])*[.A231]" office:value-type="float" office:value="0.23" calcext:value-type="float">
            <text:p>0.23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96" calcext:value-type="float">
            <text:p>596</text:p>
          </table:table-cell>
          <table:table-cell table:formula="of:=(1/[.F$1])*[.A232]" office:value-type="float" office:value="0.231" calcext:value-type="float">
            <text:p>0.231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22" calcext:value-type="float">
            <text:p>622</text:p>
          </table:table-cell>
          <table:table-cell table:formula="of:=(1/[.F$1])*[.A233]" office:value-type="float" office:value="0.232" calcext:value-type="float">
            <text:p>0.232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04" calcext:value-type="float">
            <text:p>604</text:p>
          </table:table-cell>
          <table:table-cell table:formula="of:=(1/[.F$1])*[.A234]" office:value-type="float" office:value="0.233" calcext:value-type="float">
            <text:p>0.233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71" calcext:value-type="float">
            <text:p>571</text:p>
          </table:table-cell>
          <table:table-cell table:formula="of:=(1/[.F$1])*[.A235]" office:value-type="float" office:value="0.234" calcext:value-type="float">
            <text:p>0.234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17" calcext:value-type="float">
            <text:p>517</text:p>
          </table:table-cell>
          <table:table-cell table:formula="of:=(1/[.F$1])*[.A236]" office:value-type="float" office:value="0.235" calcext:value-type="float">
            <text:p>0.235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60" calcext:value-type="float">
            <text:p>460</text:p>
          </table:table-cell>
          <table:table-cell table:formula="of:=(1/[.F$1])*[.A237]" office:value-type="float" office:value="0.236" calcext:value-type="float">
            <text:p>0.236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19" calcext:value-type="float">
            <text:p>419</text:p>
          </table:table-cell>
          <table:table-cell table:formula="of:=(1/[.F$1])*[.A238]" office:value-type="float" office:value="0.237" calcext:value-type="float">
            <text:p>0.237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96" calcext:value-type="float">
            <text:p>396</text:p>
          </table:table-cell>
          <table:table-cell table:formula="of:=(1/[.F$1])*[.A239]" office:value-type="float" office:value="0.238" calcext:value-type="float">
            <text:p>0.238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03" calcext:value-type="float">
            <text:p>403</text:p>
          </table:table-cell>
          <table:table-cell table:formula="of:=(1/[.F$1])*[.A240]" office:value-type="float" office:value="0.239" calcext:value-type="float">
            <text:p>0.239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33" calcext:value-type="float">
            <text:p>433</text:p>
          </table:table-cell>
          <table:table-cell table:formula="of:=(1/[.F$1])*[.A241]" office:value-type="float" office:value="0.24" calcext:value-type="float">
            <text:p>0.24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84" calcext:value-type="float">
            <text:p>484</text:p>
          </table:table-cell>
          <table:table-cell table:formula="of:=(1/[.F$1])*[.A242]" office:value-type="float" office:value="0.241" calcext:value-type="float">
            <text:p>0.241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43" calcext:value-type="float">
            <text:p>543</text:p>
          </table:table-cell>
          <table:table-cell table:formula="of:=(1/[.F$1])*[.A243]" office:value-type="float" office:value="0.242" calcext:value-type="float">
            <text:p>0.242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86" calcext:value-type="float">
            <text:p>586</text:p>
          </table:table-cell>
          <table:table-cell table:formula="of:=(1/[.F$1])*[.A244]" office:value-type="float" office:value="0.243" calcext:value-type="float">
            <text:p>0.243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13" calcext:value-type="float">
            <text:p>613</text:p>
          </table:table-cell>
          <table:table-cell table:formula="of:=(1/[.F$1])*[.A245]" office:value-type="float" office:value="0.244" calcext:value-type="float">
            <text:p>0.244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14" calcext:value-type="float">
            <text:p>614</text:p>
          </table:table-cell>
          <table:table-cell table:formula="of:=(1/[.F$1])*[.A246]" office:value-type="float" office:value="0.245" calcext:value-type="float">
            <text:p>0.245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83" calcext:value-type="float">
            <text:p>583</text:p>
          </table:table-cell>
          <table:table-cell table:formula="of:=(1/[.F$1])*[.A247]" office:value-type="float" office:value="0.246" calcext:value-type="float">
            <text:p>0.246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35" calcext:value-type="float">
            <text:p>535</text:p>
          </table:table-cell>
          <table:table-cell table:formula="of:=(1/[.F$1])*[.A248]" office:value-type="float" office:value="0.247" calcext:value-type="float">
            <text:p>0.247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72" calcext:value-type="float">
            <text:p>472</text:p>
          </table:table-cell>
          <table:table-cell table:formula="of:=(1/[.F$1])*[.A249]" office:value-type="float" office:value="0.248" calcext:value-type="float">
            <text:p>0.248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30" calcext:value-type="float">
            <text:p>430</text:p>
          </table:table-cell>
          <table:table-cell table:formula="of:=(1/[.F$1])*[.A250]" office:value-type="float" office:value="0.249" calcext:value-type="float">
            <text:p>0.249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table:formula="of:=(1/[.F$1])*[.A251]"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94" calcext:value-type="float">
            <text:p>394</text:p>
          </table:table-cell>
          <table:table-cell table:formula="of:=(1/[.F$1])*[.A252]" office:value-type="float" office:value="0.251" calcext:value-type="float">
            <text:p>0.251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24" calcext:value-type="float">
            <text:p>424</text:p>
          </table:table-cell>
          <table:table-cell table:formula="of:=(1/[.F$1])*[.A253]" office:value-type="float" office:value="0.252" calcext:value-type="float">
            <text:p>0.252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67" calcext:value-type="float">
            <text:p>467</text:p>
          </table:table-cell>
          <table:table-cell table:formula="of:=(1/[.F$1])*[.A254]" office:value-type="float" office:value="0.253" calcext:value-type="float">
            <text:p>0.253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31" calcext:value-type="float">
            <text:p>531</text:p>
          </table:table-cell>
          <table:table-cell table:formula="of:=(1/[.F$1])*[.A255]" office:value-type="float" office:value="0.254" calcext:value-type="float">
            <text:p>0.254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73" calcext:value-type="float">
            <text:p>573</text:p>
          </table:table-cell>
          <table:table-cell table:formula="of:=(1/[.F$1])*[.A256]" office:value-type="float" office:value="0.255" calcext:value-type="float">
            <text:p>0.255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2" calcext:value-type="float">
            <text:p>602</text:p>
          </table:table-cell>
          <table:table-cell table:formula="of:=(1/[.F$1])*[.A257]" office:value-type="float" office:value="0.256" calcext:value-type="float">
            <text:p>0.256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16" calcext:value-type="float">
            <text:p>616</text:p>
          </table:table-cell>
          <table:table-cell table:formula="of:=(1/[.F$1])*[.A258]" office:value-type="float" office:value="0.257" calcext:value-type="float">
            <text:p>0.257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88" calcext:value-type="float">
            <text:p>588</text:p>
          </table:table-cell>
          <table:table-cell table:formula="of:=(1/[.F$1])*[.A259]" office:value-type="float" office:value="0.258" calcext:value-type="float">
            <text:p>0.258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49" calcext:value-type="float">
            <text:p>549</text:p>
          </table:table-cell>
          <table:table-cell table:formula="of:=(1/[.F$1])*[.A260]" office:value-type="float" office:value="0.259" calcext:value-type="float">
            <text:p>0.259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87" calcext:value-type="float">
            <text:p>487</text:p>
          </table:table-cell>
          <table:table-cell table:formula="of:=(1/[.F$1])*[.A261]" office:value-type="float" office:value="0.26" calcext:value-type="float">
            <text:p>0.26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41" calcext:value-type="float">
            <text:p>441</text:p>
          </table:table-cell>
          <table:table-cell table:formula="of:=(1/[.F$1])*[.A262]" office:value-type="float" office:value="0.261" calcext:value-type="float">
            <text:p>0.261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03" calcext:value-type="float">
            <text:p>403</text:p>
          </table:table-cell>
          <table:table-cell table:formula="of:=(1/[.F$1])*[.A263]" office:value-type="float" office:value="0.262" calcext:value-type="float">
            <text:p>0.262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93" calcext:value-type="float">
            <text:p>393</text:p>
          </table:table-cell>
          <table:table-cell table:formula="of:=(1/[.F$1])*[.A264]" office:value-type="float" office:value="0.263" calcext:value-type="float">
            <text:p>0.263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17" calcext:value-type="float">
            <text:p>417</text:p>
          </table:table-cell>
          <table:table-cell table:formula="of:=(1/[.F$1])*[.A265]" office:value-type="float" office:value="0.264" calcext:value-type="float">
            <text:p>0.264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55" calcext:value-type="float">
            <text:p>455</text:p>
          </table:table-cell>
          <table:table-cell table:formula="of:=(1/[.F$1])*[.A266]" office:value-type="float" office:value="0.265" calcext:value-type="float">
            <text:p>0.265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14" calcext:value-type="float">
            <text:p>514</text:p>
          </table:table-cell>
          <table:table-cell table:formula="of:=(1/[.F$1])*[.A267]" office:value-type="float" office:value="0.266" calcext:value-type="float">
            <text:p>0.266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65" calcext:value-type="float">
            <text:p>565</text:p>
          </table:table-cell>
          <table:table-cell table:formula="of:=(1/[.F$1])*[.A268]" office:value-type="float" office:value="0.267" calcext:value-type="float">
            <text:p>0.267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05" calcext:value-type="float">
            <text:p>605</text:p>
          </table:table-cell>
          <table:table-cell table:formula="of:=(1/[.F$1])*[.A269]" office:value-type="float" office:value="0.268" calcext:value-type="float">
            <text:p>0.268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16" calcext:value-type="float">
            <text:p>616</text:p>
          </table:table-cell>
          <table:table-cell table:formula="of:=(1/[.F$1])*[.A270]" office:value-type="float" office:value="0.269" calcext:value-type="float">
            <text:p>0.269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96" calcext:value-type="float">
            <text:p>596</text:p>
          </table:table-cell>
          <table:table-cell table:formula="of:=(1/[.F$1])*[.A271]" office:value-type="float" office:value="0.27" calcext:value-type="float">
            <text:p>0.27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62" calcext:value-type="float">
            <text:p>562</text:p>
          </table:table-cell>
          <table:table-cell table:formula="of:=(1/[.F$1])*[.A272]" office:value-type="float" office:value="0.271" calcext:value-type="float">
            <text:p>0.27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03" calcext:value-type="float">
            <text:p>503</text:p>
          </table:table-cell>
          <table:table-cell table:formula="of:=(1/[.F$1])*[.A273]" office:value-type="float" office:value="0.272" calcext:value-type="float">
            <text:p>0.272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50" calcext:value-type="float">
            <text:p>450</text:p>
          </table:table-cell>
          <table:table-cell table:formula="of:=(1/[.F$1])*[.A274]" office:value-type="float" office:value="0.273" calcext:value-type="float">
            <text:p>0.273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11" calcext:value-type="float">
            <text:p>411</text:p>
          </table:table-cell>
          <table:table-cell table:formula="of:=(1/[.F$1])*[.A275]" office:value-type="float" office:value="0.274" calcext:value-type="float">
            <text:p>0.274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90" calcext:value-type="float">
            <text:p>390</text:p>
          </table:table-cell>
          <table:table-cell table:formula="of:=(1/[.F$1])*[.A276]" office:value-type="float" office:value="0.275" calcext:value-type="float">
            <text:p>0.275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09" calcext:value-type="float">
            <text:p>409</text:p>
          </table:table-cell>
          <table:table-cell table:formula="of:=(1/[.F$1])*[.A277]" office:value-type="float" office:value="0.276" calcext:value-type="float">
            <text:p>0.276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42" calcext:value-type="float">
            <text:p>442</text:p>
          </table:table-cell>
          <table:table-cell table:formula="of:=(1/[.F$1])*[.A278]" office:value-type="float" office:value="0.277" calcext:value-type="float">
            <text:p>0.277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99" calcext:value-type="float">
            <text:p>499</text:p>
          </table:table-cell>
          <table:table-cell table:formula="of:=(1/[.F$1])*[.A279]" office:value-type="float" office:value="0.278" calcext:value-type="float">
            <text:p>0.278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55" calcext:value-type="float">
            <text:p>555</text:p>
          </table:table-cell>
          <table:table-cell table:formula="of:=(1/[.F$1])*[.A280]" office:value-type="float" office:value="0.279" calcext:value-type="float">
            <text:p>0.279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 table:formula="of:=(1/[.F$1])*[.A281]" office:value-type="float" office:value="0.28" calcext:value-type="float">
            <text:p>0.28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17" calcext:value-type="float">
            <text:p>617</text:p>
          </table:table-cell>
          <table:table-cell table:formula="of:=(1/[.F$1])*[.A282]" office:value-type="float" office:value="0.281" calcext:value-type="float">
            <text:p>0.281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04" calcext:value-type="float">
            <text:p>604</text:p>
          </table:table-cell>
          <table:table-cell table:formula="of:=(1/[.F$1])*[.A283]" office:value-type="float" office:value="0.282" calcext:value-type="float">
            <text:p>0.282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73" calcext:value-type="float">
            <text:p>573</text:p>
          </table:table-cell>
          <table:table-cell table:formula="of:=(1/[.F$1])*[.A284]" office:value-type="float" office:value="0.283" calcext:value-type="float">
            <text:p>0.283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20" calcext:value-type="float">
            <text:p>520</text:p>
          </table:table-cell>
          <table:table-cell table:formula="of:=(1/[.F$1])*[.A285]" office:value-type="float" office:value="0.284" calcext:value-type="float">
            <text:p>0.284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61" calcext:value-type="float">
            <text:p>461</text:p>
          </table:table-cell>
          <table:table-cell table:formula="of:=(1/[.F$1])*[.A286]" office:value-type="float" office:value="0.285" calcext:value-type="float">
            <text:p>0.285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20" calcext:value-type="float">
            <text:p>420</text:p>
          </table:table-cell>
          <table:table-cell table:formula="of:=(1/[.F$1])*[.A287]" office:value-type="float" office:value="0.286" calcext:value-type="float">
            <text:p>0.286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02" calcext:value-type="float">
            <text:p>402</text:p>
          </table:table-cell>
          <table:table-cell table:formula="of:=(1/[.F$1])*[.A288]" office:value-type="float" office:value="0.287" calcext:value-type="float">
            <text:p>0.287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01" calcext:value-type="float">
            <text:p>401</text:p>
          </table:table-cell>
          <table:table-cell table:formula="of:=(1/[.F$1])*[.A289]" office:value-type="float" office:value="0.288" calcext:value-type="float">
            <text:p>0.288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32" calcext:value-type="float">
            <text:p>432</text:p>
          </table:table-cell>
          <table:table-cell table:formula="of:=(1/[.F$1])*[.A290]" office:value-type="float" office:value="0.289" calcext:value-type="float">
            <text:p>0.289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82" calcext:value-type="float">
            <text:p>482</text:p>
          </table:table-cell>
          <table:table-cell table:formula="of:=(1/[.F$1])*[.A291]" office:value-type="float" office:value="0.29" calcext:value-type="float">
            <text:p>0.29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42" calcext:value-type="float">
            <text:p>542</text:p>
          </table:table-cell>
          <table:table-cell table:formula="of:=(1/[.F$1])*[.A292]" office:value-type="float" office:value="0.291" calcext:value-type="float">
            <text:p>0.291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84" calcext:value-type="float">
            <text:p>584</text:p>
          </table:table-cell>
          <table:table-cell table:formula="of:=(1/[.F$1])*[.A293]" office:value-type="float" office:value="0.292" calcext:value-type="float">
            <text:p>0.292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12" calcext:value-type="float">
            <text:p>612</text:p>
          </table:table-cell>
          <table:table-cell table:formula="of:=(1/[.F$1])*[.A294]" office:value-type="float" office:value="0.293" calcext:value-type="float">
            <text:p>0.293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13" calcext:value-type="float">
            <text:p>613</text:p>
          </table:table-cell>
          <table:table-cell table:formula="of:=(1/[.F$1])*[.A295]" office:value-type="float" office:value="0.294" calcext:value-type="float">
            <text:p>0.294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83" calcext:value-type="float">
            <text:p>583</text:p>
          </table:table-cell>
          <table:table-cell table:formula="of:=(1/[.F$1])*[.A296]" office:value-type="float" office:value="0.295" calcext:value-type="float">
            <text:p>0.295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38" calcext:value-type="float">
            <text:p>538</text:p>
          </table:table-cell>
          <table:table-cell table:formula="of:=(1/[.F$1])*[.A297]" office:value-type="float" office:value="0.296" calcext:value-type="float">
            <text:p>0.296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75" calcext:value-type="float">
            <text:p>475</text:p>
          </table:table-cell>
          <table:table-cell table:formula="of:=(1/[.F$1])*[.A298]" office:value-type="float" office:value="0.297" calcext:value-type="float">
            <text:p>0.297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33" calcext:value-type="float">
            <text:p>433</text:p>
          </table:table-cell>
          <table:table-cell table:formula="of:=(1/[.F$1])*[.A299]" office:value-type="float" office:value="0.298" calcext:value-type="float">
            <text:p>0.298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99" calcext:value-type="float">
            <text:p>399</text:p>
          </table:table-cell>
          <table:table-cell table:formula="of:=(1/[.F$1])*[.A300]" office:value-type="float" office:value="0.299" calcext:value-type="float">
            <text:p>0.299</text:p>
          </table:table-cell>
          <table:table-cell table:number-columns-repeated="6"/>
        </table:table-row>
      </table:table>
      <table:table table:name="offsetV" table:style-name="ta1">
        <table:shapes>
          <draw:frame draw:z-index="0" draw:style-name="gr1" draw:text-style-name="P1" svg:width="6.2988in" svg:height="3.5429in" svg:x="0.9283in" svg:y="0.0394in">
            <draw:object draw:notify-on-update-of-ranges="offsetV.A1:offsetV.A3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504.55" calcext:value-type="float">
            <text:p>504.55</text:p>
          </table:table-cell>
          <table:table-cell table:number-columns-repeated="10"/>
        </table:table-row>
        <table:table-row table:style-name="ro1">
          <table:table-cell office:value-type="float" office:value="504.55" calcext:value-type="float">
            <text:p>504.55</text:p>
          </table:table-cell>
          <table:table-cell table:number-columns-repeated="8"/>
          <table:table-cell office:value-type="string" calcext:value-type="string">
            <text:p>#define STABILIZATION_TIME <text:s/>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9" calcext:value-type="float">
            <text:p>504.69</text:p>
          </table:table-cell>
          <table:table-cell table:number-columns-repeated="10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0"/>
        </table:table-row>
        <table:table-row table:style-name="ro1">
          <table:table-cell office:value-type="float" office:value="504.9" calcext:value-type="float">
            <text:p>504.9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97" calcext:value-type="float">
            <text:p>504.97</text:p>
          </table:table-cell>
          <table:table-cell table:number-columns-repeated="10"/>
        </table:table-row>
        <table:table-row table:style-name="ro1">
          <table:table-cell office:value-type="float" office:value="504.93" calcext:value-type="float">
            <text:p>504.93</text:p>
          </table:table-cell>
          <table:table-cell table:number-columns-repeated="10"/>
        </table:table-row>
        <table:table-row table:style-name="ro1">
          <table:table-cell office:value-type="float" office:value="504.84" calcext:value-type="float">
            <text:p>504.84</text:p>
          </table:table-cell>
          <table:table-cell table:number-columns-repeated="10"/>
        </table:table-row>
        <table:table-row table:style-name="ro1">
          <table:table-cell office:value-type="float" office:value="504.74" calcext:value-type="float">
            <text:p>504.74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57" calcext:value-type="float">
            <text:p>504.57</text:p>
          </table:table-cell>
          <table:table-cell table:number-columns-repeated="10"/>
        </table:table-row>
        <table:table-row table:style-name="ro1">
          <table:table-cell office:value-type="float" office:value="504.55" calcext:value-type="float">
            <text:p>504.55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78" calcext:value-type="float">
            <text:p>504.78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4.95" calcext:value-type="float">
            <text:p>504.95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78" calcext:value-type="float">
            <text:p>504.78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5" calcext:value-type="float">
            <text:p>504.55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75" calcext:value-type="float">
            <text:p>504.75</text:p>
          </table:table-cell>
          <table:table-cell table:number-columns-repeated="10"/>
        </table:table-row>
        <table:table-row table:style-name="ro1">
          <table:table-cell office:value-type="float" office:value="504.87" calcext:value-type="float">
            <text:p>504.87</text:p>
          </table:table-cell>
          <table:table-cell table:number-columns-repeated="10"/>
        </table:table-row>
        <table:table-row table:style-name="ro1">
          <table:table-cell office:value-type="float" office:value="504.95" calcext:value-type="float">
            <text:p>504.95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82" calcext:value-type="float">
            <text:p>504.82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74" calcext:value-type="float">
            <text:p>504.74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  <table:table-row table:style-name="ro1">
          <table:table-cell office:value-type="float" office:value="504.74" calcext:value-type="float">
            <text:p>504.74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7" calcext:value-type="float">
            <text:p>504.57</text:p>
          </table:table-cell>
          <table:table-cell table:number-columns-repeated="10"/>
        </table:table-row>
        <table:table-row table:style-name="ro1">
          <table:table-cell office:value-type="float" office:value="504.62" calcext:value-type="float">
            <text:p>504.62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0"/>
        </table:table-row>
        <table:table-row table:style-name="ro1">
          <table:table-cell office:value-type="float" office:value="504.9" calcext:value-type="float">
            <text:p>504.9</text:p>
          </table:table-cell>
          <table:table-cell table:number-columns-repeated="10"/>
        </table:table-row>
        <table:table-row table:style-name="ro1">
          <table:table-cell office:value-type="float" office:value="504.97" calcext:value-type="float">
            <text:p>504.97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77" calcext:value-type="float">
            <text:p>504.77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6" calcext:value-type="float">
            <text:p>504.56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77" calcext:value-type="float">
            <text:p>504.77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7" calcext:value-type="float">
            <text:p>504.97</text:p>
          </table:table-cell>
          <table:table-cell table:number-columns-repeated="10"/>
        </table:table-row>
        <table:table-row table:style-name="ro1">
          <table:table-cell office:value-type="float" office:value="504.91" calcext:value-type="float">
            <text:p>504.91</text:p>
          </table:table-cell>
          <table:table-cell table:number-columns-repeated="10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0"/>
        </table:table-row>
        <table:table-row table:style-name="ro1">
          <table:table-cell office:value-type="float" office:value="504.7" calcext:value-type="float">
            <text:p>504.7</text:p>
          </table:table-cell>
          <table:table-cell table:number-columns-repeated="10"/>
        </table:table-row>
        <table:table-row table:style-name="ro1">
          <table:table-cell office:value-type="float" office:value="504.61" calcext:value-type="float">
            <text:p>504.61</text:p>
          </table:table-cell>
          <table:table-cell table:number-columns-repeated="10"/>
        </table:table-row>
        <table:table-row table:style-name="ro1">
          <table:table-cell office:value-type="float" office:value="504.57" calcext:value-type="float">
            <text:p>504.57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74" calcext:value-type="float">
            <text:p>504.74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3" calcext:value-type="float">
            <text:p>504.93</text:p>
          </table:table-cell>
          <table:table-cell table:number-columns-repeated="10"/>
        </table:table-row>
        <table:table-row table:style-name="ro1">
          <table:table-cell office:value-type="float" office:value="504.84" calcext:value-type="float">
            <text:p>504.84</text:p>
          </table:table-cell>
          <table:table-cell table:number-columns-repeated="10"/>
        </table:table-row>
        <table:table-row table:style-name="ro1">
          <table:table-cell office:value-type="float" office:value="504.73" calcext:value-type="float">
            <text:p>504.73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57" calcext:value-type="float">
            <text:p>504.57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72" calcext:value-type="float">
            <text:p>504.72</text:p>
          </table:table-cell>
          <table:table-cell table:number-columns-repeated="10"/>
        </table:table-row>
        <table:table-row table:style-name="ro1">
          <table:table-cell office:value-type="float" office:value="504.83" calcext:value-type="float">
            <text:p>504.83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87" calcext:value-type="float">
            <text:p>504.87</text:p>
          </table:table-cell>
          <table:table-cell table:number-columns-repeated="10"/>
        </table:table-row>
        <table:table-row table:style-name="ro1">
          <table:table-cell office:value-type="float" office:value="504.77" calcext:value-type="float">
            <text:p>504.77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7" calcext:value-type="float">
            <text:p>504.57</text:p>
          </table:table-cell>
          <table:table-cell table:number-columns-repeated="10"/>
        </table:table-row>
        <table:table-row table:style-name="ro1">
          <table:table-cell office:value-type="float" office:value="504.61" calcext:value-type="float">
            <text:p>504.61</text:p>
          </table:table-cell>
          <table:table-cell table:number-columns-repeated="10"/>
        </table:table-row>
        <table:table-row table:style-name="ro1">
          <table:table-cell office:value-type="float" office:value="504.69" calcext:value-type="float">
            <text:p>504.69</text:p>
          </table:table-cell>
          <table:table-cell table:number-columns-repeated="10"/>
        </table:table-row>
        <table:table-row table:style-name="ro1">
          <table:table-cell office:value-type="float" office:value="504.79" calcext:value-type="float">
            <text:p>504.79</text:p>
          </table:table-cell>
          <table:table-cell table:number-columns-repeated="10"/>
        </table:table-row>
        <table:table-row table:style-name="ro1">
          <table:table-cell office:value-type="float" office:value="504.9" calcext:value-type="float">
            <text:p>504.9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4.91" calcext:value-type="float">
            <text:p>504.91</text:p>
          </table:table-cell>
          <table:table-cell table:number-columns-repeated="10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0"/>
        </table:table-row>
        <table:table-row table:style-name="ro1">
          <table:table-cell office:value-type="float" office:value="504.69" calcext:value-type="float">
            <text:p>504.69</text:p>
          </table:table-cell>
          <table:table-cell table:number-columns-repeated="10"/>
        </table:table-row>
        <table:table-row table:style-name="ro1">
          <table:table-cell office:value-type="float" office:value="504.61" calcext:value-type="float">
            <text:p>504.61</text:p>
          </table:table-cell>
          <table:table-cell table:number-columns-repeated="10"/>
        </table:table-row>
        <table:table-row table:style-name="ro1">
          <table:table-cell office:value-type="float" office:value="504.57" calcext:value-type="float">
            <text:p>504.57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76" calcext:value-type="float">
            <text:p>504.76</text:p>
          </table:table-cell>
          <table:table-cell table:number-columns-repeated="10"/>
        </table:table-row>
        <table:table-row table:style-name="ro1">
          <table:table-cell office:value-type="float" office:value="504.87" calcext:value-type="float">
            <text:p>504.87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3" calcext:value-type="float">
            <text:p>504.93</text:p>
          </table:table-cell>
          <table:table-cell table:number-columns-repeated="10"/>
        </table:table-row>
        <table:table-row table:style-name="ro1">
          <table:table-cell office:value-type="float" office:value="504.83" calcext:value-type="float">
            <text:p>504.83</text:p>
          </table:table-cell>
          <table:table-cell table:number-columns-repeated="10"/>
        </table:table-row>
        <table:table-row table:style-name="ro1">
          <table:table-cell office:value-type="float" office:value="504.72" calcext:value-type="float">
            <text:p>504.72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73" calcext:value-type="float">
            <text:p>504.73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  <table:table-row table:style-name="ro1">
          <table:table-cell office:value-type="float" office:value="504.95" calcext:value-type="float">
            <text:p>504.95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87" calcext:value-type="float">
            <text:p>504.87</text:p>
          </table:table-cell>
          <table:table-cell table:number-columns-repeated="10"/>
        </table:table-row>
        <table:table-row table:style-name="ro1">
          <table:table-cell office:value-type="float" office:value="504.77" calcext:value-type="float">
            <text:p>504.77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82" calcext:value-type="float">
            <text:p>504.82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4.9" calcext:value-type="float">
            <text:p>504.9</text:p>
          </table:table-cell>
          <table:table-cell table:number-columns-repeated="10"/>
        </table:table-row>
        <table:table-row table:style-name="ro1">
          <table:table-cell office:value-type="float" office:value="504.78" calcext:value-type="float">
            <text:p>504.78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6" calcext:value-type="float">
            <text:p>504.56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77" calcext:value-type="float">
            <text:p>504.77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82" calcext:value-type="float">
            <text:p>504.82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75" calcext:value-type="float">
            <text:p>504.75</text:p>
          </table:table-cell>
          <table:table-cell table:number-columns-repeated="10"/>
        </table:table-row>
        <table:table-row table:style-name="ro1">
          <table:table-cell office:value-type="float" office:value="504.86" calcext:value-type="float">
            <text:p>504.86</text:p>
          </table:table-cell>
          <table:table-cell table:number-columns-repeated="10"/>
        </table:table-row>
        <table:table-row table:style-name="ro1">
          <table:table-cell office:value-type="float" office:value="504.95" calcext:value-type="float">
            <text:p>504.95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  <table:table-row table:style-name="ro1">
          <table:table-cell office:value-type="float" office:value="504.74" calcext:value-type="float">
            <text:p>504.74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72" calcext:value-type="float">
            <text:p>504.72</text:p>
          </table:table-cell>
          <table:table-cell table:number-columns-repeated="10"/>
        </table:table-row>
        <table:table-row table:style-name="ro1">
          <table:table-cell office:value-type="float" office:value="504.83" calcext:value-type="float">
            <text:p>504.83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78" calcext:value-type="float">
            <text:p>504.78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1" calcext:value-type="float">
            <text:p>504.61</text:p>
          </table:table-cell>
          <table:table-cell table:number-columns-repeated="10"/>
        </table:table-row>
        <table:table-row table:style-name="ro1">
          <table:table-cell office:value-type="float" office:value="504.69" calcext:value-type="float">
            <text:p>504.69</text:p>
          </table:table-cell>
          <table:table-cell table:number-columns-repeated="10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0"/>
        </table:table-row>
        <table:table-row table:style-name="ro1">
          <table:table-cell office:value-type="float" office:value="504.9" calcext:value-type="float">
            <text:p>504.9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81" calcext:value-type="float">
            <text:p>504.81</text:p>
          </table:table-cell>
          <table:table-cell table:number-columns-repeated="10"/>
        </table:table-row>
        <table:table-row table:style-name="ro1">
          <table:table-cell office:value-type="float" office:value="504.7" calcext:value-type="float">
            <text:p>504.7</text:p>
          </table:table-cell>
          <table:table-cell table:number-columns-repeated="10"/>
        </table:table-row>
        <table:table-row table:style-name="ro1">
          <table:table-cell office:value-type="float" office:value="504.62" calcext:value-type="float">
            <text:p>504.62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76" calcext:value-type="float">
            <text:p>504.76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4.84" calcext:value-type="float">
            <text:p>504.84</text:p>
          </table:table-cell>
          <table:table-cell table:number-columns-repeated="10"/>
        </table:table-row>
        <table:table-row table:style-name="ro1">
          <table:table-cell office:value-type="float" office:value="504.73" calcext:value-type="float">
            <text:p>504.73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74" calcext:value-type="float">
            <text:p>504.74</text:p>
          </table:table-cell>
          <table:table-cell table:number-columns-repeated="10"/>
        </table:table-row>
        <table:table-row table:style-name="ro1">
          <table:table-cell office:value-type="float" office:value="504.84" calcext:value-type="float">
            <text:p>504.84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87" calcext:value-type="float">
            <text:p>504.87</text:p>
          </table:table-cell>
          <table:table-cell table:number-columns-repeated="10"/>
        </table:table-row>
        <table:table-row table:style-name="ro1">
          <table:table-cell office:value-type="float" office:value="504.78" calcext:value-type="float">
            <text:p>504.78</text:p>
          </table:table-cell>
          <table:table-cell table:number-columns-repeated="10"/>
        </table:table-row>
        <table:table-row table:style-name="ro1">
          <table:table-cell office:value-type="float" office:value="504.68" calcext:value-type="float">
            <text:p>504.68</text:p>
          </table:table-cell>
          <table:table-cell table:number-columns-repeated="10"/>
        </table:table-row>
        <table:table-row table:style-name="ro1">
          <table:table-cell office:value-type="float" office:value="504.61" calcext:value-type="float">
            <text:p>504.61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82" calcext:value-type="float">
            <text:p>504.82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5.02" calcext:value-type="float">
            <text:p>505.02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82" calcext:value-type="float">
            <text:p>504.82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63" calcext:value-type="float">
            <text:p>504.63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2" calcext:value-type="float">
            <text:p>504.62</text:p>
          </table:table-cell>
          <table:table-cell table:number-columns-repeated="10"/>
        </table:table-row>
        <table:table-row table:style-name="ro1">
          <table:table-cell office:value-type="float" office:value="504.69" calcext:value-type="float">
            <text:p>504.69</text:p>
          </table:table-cell>
          <table:table-cell table:number-columns-repeated="10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0"/>
        </table:table-row>
        <table:table-row table:style-name="ro1">
          <table:table-cell office:value-type="float" office:value="504.9" calcext:value-type="float">
            <text:p>504.9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5.03" calcext:value-type="float">
            <text:p>505.03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4.84" calcext:value-type="float">
            <text:p>504.84</text:p>
          </table:table-cell>
          <table:table-cell table:number-columns-repeated="10"/>
        </table:table-row>
        <table:table-row table:style-name="ro1">
          <table:table-cell office:value-type="float" office:value="504.73" calcext:value-type="float">
            <text:p>504.73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76" calcext:value-type="float">
            <text:p>504.76</text:p>
          </table:table-cell>
          <table:table-cell table:number-columns-repeated="10"/>
        </table:table-row>
        <table:table-row table:style-name="ro1">
          <table:table-cell office:value-type="float" office:value="504.86" calcext:value-type="float">
            <text:p>504.86</text:p>
          </table:table-cell>
          <table:table-cell table:number-columns-repeated="10"/>
        </table:table-row>
        <table:table-row table:style-name="ro1">
          <table:table-cell office:value-type="float" office:value="504.95" calcext:value-type="float">
            <text:p>504.95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4.87" calcext:value-type="float">
            <text:p>504.87</text:p>
          </table:table-cell>
          <table:table-cell table:number-columns-repeated="10"/>
        </table:table-row>
        <table:table-row table:style-name="ro1">
          <table:table-cell office:value-type="float" office:value="504.76" calcext:value-type="float">
            <text:p>504.76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59" calcext:value-type="float">
            <text:p>504.59</text:p>
          </table:table-cell>
          <table:table-cell table:number-columns-repeated="10"/>
        </table:table-row>
        <table:table-row table:style-name="ro1">
          <table:table-cell office:value-type="float" office:value="504.64" calcext:value-type="float">
            <text:p>504.64</text:p>
          </table:table-cell>
          <table:table-cell table:number-columns-repeated="10"/>
        </table:table-row>
        <table:table-row table:style-name="ro1">
          <table:table-cell office:value-type="float" office:value="504.73" calcext:value-type="float">
            <text:p>504.73</text:p>
          </table:table-cell>
          <table:table-cell table:number-columns-repeated="10"/>
        </table:table-row>
        <table:table-row table:style-name="ro1">
          <table:table-cell office:value-type="float" office:value="504.83" calcext:value-type="float">
            <text:p>504.83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4.97" calcext:value-type="float">
            <text:p>504.97</text:p>
          </table:table-cell>
          <table:table-cell table:number-columns-repeated="10"/>
        </table:table-row>
        <table:table-row table:style-name="ro1">
          <table:table-cell office:value-type="float" office:value="504.89" calcext:value-type="float">
            <text:p>504.89</text:p>
          </table:table-cell>
          <table:table-cell table:number-columns-repeated="10"/>
        </table:table-row>
        <table:table-row table:style-name="ro1">
          <table:table-cell office:value-type="float" office:value="504.78" calcext:value-type="float">
            <text:p>504.78</text:p>
          </table:table-cell>
          <table:table-cell table:number-columns-repeated="10"/>
        </table:table-row>
        <table:table-row table:style-name="ro1">
          <table:table-cell office:value-type="float" office:value="504.68" calcext:value-type="float">
            <text:p>504.68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1" calcext:value-type="float">
            <text:p>504.61</text:p>
          </table:table-cell>
          <table:table-cell table:number-columns-repeated="10"/>
        </table:table-row>
        <table:table-row table:style-name="ro1">
          <table:table-cell office:value-type="float" office:value="504.69" calcext:value-type="float">
            <text:p>504.69</text:p>
          </table:table-cell>
          <table:table-cell table:number-columns-repeated="10"/>
        </table:table-row>
        <table:table-row table:style-name="ro1">
          <table:table-cell office:value-type="float" office:value="504.79" calcext:value-type="float">
            <text:p>504.79</text:p>
          </table:table-cell>
          <table:table-cell table:number-columns-repeated="10"/>
        </table:table-row>
        <table:table-row table:style-name="ro1">
          <table:table-cell office:value-type="float" office:value="504.91" calcext:value-type="float">
            <text:p>504.91</text:p>
          </table:table-cell>
          <table:table-cell table:number-columns-repeated="10"/>
        </table:table-row>
        <table:table-row table:style-name="ro1">
          <table:table-cell office:value-type="float" office:value="504.98" calcext:value-type="float">
            <text:p>504.98</text:p>
          </table:table-cell>
          <table:table-cell table:number-columns-repeated="10"/>
        </table:table-row>
        <table:table-row table:style-name="ro1">
          <table:table-cell office:value-type="float" office:value="505.02" calcext:value-type="float">
            <text:p>505.02</text:p>
          </table:table-cell>
          <table:table-cell table:number-columns-repeated="10"/>
        </table:table-row>
        <table:table-row table:style-name="ro1">
          <table:table-cell office:value-type="float" office:value="504.99" calcext:value-type="float">
            <text:p>504.99</text:p>
          </table:table-cell>
          <table:table-cell table:number-columns-repeated="10"/>
        </table:table-row>
        <table:table-row table:style-name="ro1">
          <table:table-cell office:value-type="float" office:value="504.92" calcext:value-type="float">
            <text:p>504.92</text:p>
          </table:table-cell>
          <table:table-cell table:number-columns-repeated="10"/>
        </table:table-row>
        <table:table-row table:style-name="ro1">
          <table:table-cell office:value-type="float" office:value="504.82" calcext:value-type="float">
            <text:p>504.82</text:p>
          </table:table-cell>
          <table:table-cell table:number-columns-repeated="10"/>
        </table:table-row>
        <table:table-row table:style-name="ro1">
          <table:table-cell office:value-type="float" office:value="504.71" calcext:value-type="float">
            <text:p>504.71</text:p>
          </table:table-cell>
          <table:table-cell table:number-columns-repeated="10"/>
        </table:table-row>
        <table:table-row table:style-name="ro1">
          <table:table-cell office:value-type="float" office:value="504.62" calcext:value-type="float">
            <text:p>504.62</text:p>
          </table:table-cell>
          <table:table-cell table:number-columns-repeated="10"/>
        </table:table-row>
        <table:table-row table:style-name="ro1">
          <table:table-cell office:value-type="float" office:value="504.58" calcext:value-type="float">
            <text:p>504.58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7" calcext:value-type="float">
            <text:p>504.67</text:p>
          </table:table-cell>
          <table:table-cell table:number-columns-repeated="10"/>
        </table:table-row>
        <table:table-row table:style-name="ro1">
          <table:table-cell office:value-type="float" office:value="504.77" calcext:value-type="float">
            <text:p>504.77</text:p>
          </table:table-cell>
          <table:table-cell table:number-columns-repeated="10"/>
        </table:table-row>
        <table:table-row table:style-name="ro1">
          <table:table-cell office:value-type="float" office:value="504.88" calcext:value-type="float">
            <text:p>504.88</text:p>
          </table:table-cell>
          <table:table-cell table:number-columns-repeated="10"/>
        </table:table-row>
        <table:table-row table:style-name="ro1">
          <table:table-cell office:value-type="float" office:value="504.96" calcext:value-type="float">
            <text:p>504.96</text:p>
          </table:table-cell>
          <table:table-cell table:number-columns-repeated="10"/>
        </table:table-row>
        <table:table-row table:style-name="ro1">
          <table:table-cell office:value-type="float" office:value="505.01" calcext:value-type="float">
            <text:p>505.01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4.94" calcext:value-type="float">
            <text:p>504.94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  <table:table-row table:style-name="ro1">
          <table:table-cell office:value-type="float" office:value="504.75" calcext:value-type="float">
            <text:p>504.75</text:p>
          </table:table-cell>
          <table:table-cell table:number-columns-repeated="10"/>
        </table:table-row>
        <table:table-row table:style-name="ro1">
          <table:table-cell office:value-type="float" office:value="504.66" calcext:value-type="float">
            <text:p>504.66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0"/>
        </table:table-row>
        <table:table-row table:style-name="ro1">
          <table:table-cell office:value-type="float" office:value="504.65" calcext:value-type="float">
            <text:p>504.65</text:p>
          </table:table-cell>
          <table:table-cell table:number-columns-repeated="10"/>
        </table:table-row>
        <table:table-row table:style-name="ro1">
          <table:table-cell office:value-type="float" office:value="504.75" calcext:value-type="float">
            <text:p>504.75</text:p>
          </table:table-cell>
          <table:table-cell table:number-columns-repeated="10"/>
        </table:table-row>
        <table:table-row table:style-name="ro1">
          <table:table-cell office:value-type="float" office:value="504.85" calcext:value-type="float">
            <text:p>504.85</text:p>
          </table:table-cell>
          <table:table-cell table:number-columns-repeated="10"/>
        </table:table-row>
      </table:table>
      <table:table table:name="rmsOut" table:style-name="ta1">
        <table:shapes>
          <draw:frame draw:z-index="0" draw:style-name="gr1" draw:text-style-name="P1" svg:width="6.2988in" svg:height="3.5429in" svg:x="1.9819in" svg:y="1.6394in">
            <draw:object draw:notify-on-update-of-ranges="rmsOut.A1:rmsOut.A3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float" office:value="78.34" calcext:value-type="float">
            <text:p>78.34</text:p>
          </table:table-cell>
          <table:table-cell office:value-type="string" calcext:value-type="string">
            <text:p>RMS Withot Gain Mean</text:p>
          </table:table-cell>
          <table:table-cell table:formula="of:=AVERAGE([.A1:.A300])" office:value-type="float" office:value="78.3895333333332" calcext:value-type="float">
            <text:p>78.3895333333</text:p>
          </table:table-cell>
          <table:table-cell/>
          <table:table-cell office:value-type="string" calcext:value-type="string">
            <text:p>VRMS Voltimeter Fluke 115 True RMS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1">
          <table:table-cell office:value-type="float" office:value="78.99" calcext:value-type="float">
            <text:p>78.99</text:p>
          </table:table-cell>
          <table:table-cell office:value-type="string" calcext:value-type="string">
            <text:p>Gain</text:p>
          </table:table-cell>
          <table:table-cell table:formula="of:=[.F1]/[.C1]" office:value-type="float" office:value="1.29991844149262" calcext:value-type="float">
            <text:p>1.2999184415</text:p>
          </table:table-cell>
          <table:table-cell table:number-columns-repeated="3"/>
        </table:table-row>
        <table:table-row table:style-name="ro1">
          <table:table-cell office:value-type="float" office:value="78.92" calcext:value-type="float">
            <text:p>78.92</text:p>
          </table:table-cell>
          <table:table-cell table:number-columns-repeated="5"/>
        </table:table-row>
        <table:table-row table:style-name="ro1">
          <table:table-cell office:value-type="float" office:value="78.21" calcext:value-type="float">
            <text:p>78.21</text:p>
          </table:table-cell>
          <table:table-cell table:number-columns-repeated="5"/>
        </table:table-row>
        <table:table-row table:style-name="ro1">
          <table:table-cell office:value-type="float" office:value="77.57" calcext:value-type="float">
            <text:p>77.57</text:p>
          </table:table-cell>
          <table:table-cell table:number-columns-repeated="5"/>
        </table:table-row>
        <table:table-row table:style-name="ro1">
          <table:table-cell office:value-type="float" office:value="77.56" calcext:value-type="float">
            <text:p>77.56</text:p>
          </table:table-cell>
          <table:table-cell table:number-columns-repeated="5"/>
        </table:table-row>
        <table:table-row table:style-name="ro1">
          <table:table-cell office:value-type="float" office:value="78.22" calcext:value-type="float">
            <text:p>78.22</text:p>
          </table:table-cell>
          <table:table-cell table:number-columns-repeated="5"/>
        </table:table-row>
        <table:table-row table:style-name="ro1">
          <table:table-cell office:value-type="float" office:value="78.97" calcext:value-type="float">
            <text:p>78.97</text:p>
          </table:table-cell>
          <table:table-cell table:number-columns-repeated="5"/>
        </table:table-row>
        <table:table-row table:style-name="ro1">
          <table:table-cell office:value-type="float" office:value="78.98" calcext:value-type="float">
            <text:p>78.98</text:p>
          </table:table-cell>
          <table:table-cell table:number-columns-repeated="5"/>
        </table:table-row>
        <table:table-row table:style-name="ro1">
          <table:table-cell office:value-type="float" office:value="78.36" calcext:value-type="float">
            <text:p>78.36</text:p>
          </table:table-cell>
          <table:table-cell table:number-columns-repeated="5"/>
        </table:table-row>
        <table:table-row table:style-name="ro1">
          <table:table-cell office:value-type="float" office:value="77.66" calcext:value-type="float">
            <text:p>77.66</text:p>
          </table:table-cell>
          <table:table-cell table:number-columns-repeated="5"/>
        </table:table-row>
        <table:table-row table:style-name="ro1">
          <table:table-cell office:value-type="float" office:value="77.54" calcext:value-type="float">
            <text:p>77.54</text:p>
          </table:table-cell>
          <table:table-cell table:number-columns-repeated="5"/>
        </table:table-row>
        <table:table-row table:style-name="ro1">
          <table:table-cell office:value-type="float" office:value="78.27" calcext:value-type="float">
            <text:p>78.27</text:p>
          </table:table-cell>
          <table:table-cell table:number-columns-repeated="5"/>
        </table:table-row>
        <table:table-row table:style-name="ro1">
          <table:table-cell office:value-type="float" office:value="78.98" calcext:value-type="float">
            <text:p>78.98</text:p>
          </table:table-cell>
          <table:table-cell table:number-columns-repeated="5"/>
        </table:table-row>
        <table:table-row table:style-name="ro1">
          <table:table-cell office:value-type="float" office:value="79.07" calcext:value-type="float">
            <text:p>79.07</text:p>
          </table:table-cell>
          <table:table-cell table:number-columns-repeated="5"/>
        </table:table-row>
        <table:table-row table:style-name="ro1">
          <table:table-cell office:value-type="float" office:value="78.52" calcext:value-type="float">
            <text:p>78.52</text:p>
          </table:table-cell>
          <table:table-cell table:number-columns-repeated="5"/>
        </table:table-row>
        <table:table-row table:style-name="ro1">
          <table:table-cell office:value-type="float" office:value="77.77" calcext:value-type="float">
            <text:p>77.77</text:p>
          </table:table-cell>
          <table:table-cell table:number-columns-repeated="5"/>
        </table:table-row>
        <table:table-row table:style-name="ro1">
          <table:table-cell office:value-type="float" office:value="77.52" calcext:value-type="float">
            <text:p>77.52</text:p>
          </table:table-cell>
          <table:table-cell table:number-columns-repeated="5"/>
        </table:table-row>
        <table:table-row table:style-name="ro1">
          <table:table-cell office:value-type="float" office:value="78.13" calcext:value-type="float">
            <text:p>78.13</text:p>
          </table:table-cell>
          <table:table-cell table:number-columns-repeated="5"/>
        </table:table-row>
        <table:table-row table:style-name="ro1">
          <table:table-cell office:value-type="float" office:value="78.8" calcext:value-type="float">
            <text:p>78.8</text:p>
          </table:table-cell>
          <table:table-cell table:number-columns-repeated="5"/>
        </table:table-row>
        <table:table-row table:style-name="ro1">
          <table:table-cell office:value-type="float" office:value="79.01" calcext:value-type="float">
            <text:p>79.01</text:p>
          </table:table-cell>
          <table:table-cell table:number-columns-repeated="5"/>
        </table:table-row>
        <table:table-row table:style-name="ro1">
          <table:table-cell office:value-type="float" office:value="78.54" calcext:value-type="float">
            <text:p>78.54</text:p>
          </table:table-cell>
          <table:table-cell table:number-columns-repeated="5"/>
        </table:table-row>
        <table:table-row table:style-name="ro1">
          <table:table-cell office:value-type="float" office:value="77.76" calcext:value-type="float">
            <text:p>77.76</text:p>
          </table:table-cell>
          <table:table-cell table:number-columns-repeated="5"/>
        </table:table-row>
        <table:table-row table:style-name="ro1">
          <table:table-cell office:value-type="float" office:value="77.44" calcext:value-type="float">
            <text:p>77.44</text:p>
          </table:table-cell>
          <table:table-cell table:number-columns-repeated="5"/>
        </table:table-row>
        <table:table-row table:style-name="ro1">
          <table:table-cell office:value-type="float" office:value="77.89" calcext:value-type="float">
            <text:p>77.89</text:p>
          </table:table-cell>
          <table:table-cell table:number-columns-repeated="5"/>
        </table:table-row>
        <table:table-row table:style-name="ro1">
          <table:table-cell office:value-type="float" office:value="78.99" calcext:value-type="float">
            <text:p>78.99</text:p>
          </table:table-cell>
          <table:table-cell table:number-columns-repeated="5"/>
        </table:table-row>
        <table:table-row table:style-name="ro1">
          <table:table-cell office:value-type="float" office:value="79.27" calcext:value-type="float">
            <text:p>79.27</text:p>
          </table:table-cell>
          <table:table-cell table:number-columns-repeated="5"/>
        </table:table-row>
        <table:table-row table:style-name="ro1">
          <table:table-cell office:value-type="float" office:value="78.92" calcext:value-type="float">
            <text:p>78.92</text:p>
          </table:table-cell>
          <table:table-cell table:number-columns-repeated="5"/>
        </table:table-row>
        <table:table-row table:style-name="ro1">
          <table:table-cell office:value-type="float" office:value="78.12" calcext:value-type="float">
            <text:p>78.12</text:p>
          </table:table-cell>
          <table:table-cell table:number-columns-repeated="5"/>
        </table:table-row>
        <table:table-row table:style-name="ro1">
          <table:table-cell office:value-type="float" office:value="77.7" calcext:value-type="float">
            <text:p>77.7</text:p>
          </table:table-cell>
          <table:table-cell table:number-columns-repeated="5"/>
        </table:table-row>
        <table:table-row table:style-name="ro1">
          <table:table-cell office:value-type="float" office:value="78.03" calcext:value-type="float">
            <text:p>78.03</text:p>
          </table:table-cell>
          <table:table-cell table:number-columns-repeated="5"/>
        </table:table-row>
        <table:table-row table:style-name="ro1">
          <table:table-cell office:value-type="float" office:value="78.82" calcext:value-type="float">
            <text:p>78.82</text:p>
          </table:table-cell>
          <table:table-cell table:number-columns-repeated="5"/>
        </table:table-row>
        <table:table-row table:style-name="ro1">
          <table:table-cell office:value-type="float" office:value="79.26" calcext:value-type="float">
            <text:p>79.26</text:p>
          </table:table-cell>
          <table:table-cell table:number-columns-repeated="5"/>
        </table:table-row>
        <table:table-row table:style-name="ro1">
          <table:table-cell office:value-type="float" office:value="78.99" calcext:value-type="float">
            <text:p>78.99</text:p>
          </table:table-cell>
          <table:table-cell table:number-columns-repeated="5"/>
        </table:table-row>
        <table:table-row table:style-name="ro1">
          <table:table-cell office:value-type="float" office:value="78.21" calcext:value-type="float">
            <text:p>78.21</text:p>
          </table:table-cell>
          <table:table-cell table:number-columns-repeated="5"/>
        </table:table-row>
        <table:table-row table:style-name="ro1">
          <table:table-cell office:value-type="float" office:value="77.7" calcext:value-type="float">
            <text:p>77.7</text:p>
          </table:table-cell>
          <table:table-cell table:number-columns-repeated="5"/>
        </table:table-row>
        <table:table-row table:style-name="ro1">
          <table:table-cell office:value-type="float" office:value="77.89" calcext:value-type="float">
            <text:p>77.89</text:p>
          </table:table-cell>
          <table:table-cell table:number-columns-repeated="5"/>
        </table:table-row>
        <table:table-row table:style-name="ro1">
          <table:table-cell office:value-type="float" office:value="78.66" calcext:value-type="float">
            <text:p>78.66</text:p>
          </table:table-cell>
          <table:table-cell table:number-columns-repeated="5"/>
        </table:table-row>
        <table:table-row table:style-name="ro1">
          <table:table-cell office:value-type="float" office:value="79.15" calcext:value-type="float">
            <text:p>79.15</text:p>
          </table:table-cell>
          <table:table-cell table:number-columns-repeated="5"/>
        </table:table-row>
        <table:table-row table:style-name="ro1">
          <table:table-cell office:value-type="float" office:value="79.02" calcext:value-type="float">
            <text:p>79.02</text:p>
          </table:table-cell>
          <table:table-cell table:number-columns-repeated="5"/>
        </table:table-row>
        <table:table-row table:style-name="ro1">
          <table:table-cell office:value-type="float" office:value="78.28" calcext:value-type="float">
            <text:p>78.28</text:p>
          </table:table-cell>
          <table:table-cell table:number-columns-repeated="5"/>
        </table:table-row>
        <table:table-row table:style-name="ro1">
          <table:table-cell office:value-type="float" office:value="77.69" calcext:value-type="float">
            <text:p>77.69</text:p>
          </table:table-cell>
          <table:table-cell table:number-columns-repeated="5"/>
        </table:table-row>
        <table:table-row table:style-name="ro1">
          <table:table-cell office:value-type="float" office:value="77.76" calcext:value-type="float">
            <text:p>77.76</text:p>
          </table:table-cell>
          <table:table-cell table:number-columns-repeated="5"/>
        </table:table-row>
        <table:table-row table:style-name="ro1">
          <table:table-cell office:value-type="float" office:value="78.64" calcext:value-type="float">
            <text:p>78.64</text:p>
          </table:table-cell>
          <table:table-cell table:number-columns-repeated="5"/>
        </table:table-row>
        <table:table-row table:style-name="ro1">
          <table:table-cell office:value-type="float" office:value="79.43" calcext:value-type="float">
            <text:p>79.43</text:p>
          </table:table-cell>
          <table:table-cell table:number-columns-repeated="5"/>
        </table:table-row>
        <table:table-row table:style-name="ro1">
          <table:table-cell office:value-type="float" office:value="79.39" calcext:value-type="float">
            <text:p>79.39</text:p>
          </table:table-cell>
          <table:table-cell table:number-columns-repeated="5"/>
        </table:table-row>
        <table:table-row table:style-name="ro1">
          <table:table-cell office:value-type="float" office:value="78.71" calcext:value-type="float">
            <text:p>78.71</text:p>
          </table:table-cell>
          <table:table-cell table:number-columns-repeated="5"/>
        </table:table-row>
        <table:table-row table:style-name="ro1">
          <table:table-cell office:value-type="float" office:value="78.03" calcext:value-type="float">
            <text:p>78.03</text:p>
          </table:table-cell>
          <table:table-cell table:number-columns-repeated="5"/>
        </table:table-row>
        <table:table-row table:style-name="ro1">
          <table:table-cell office:value-type="float" office:value="77.96" calcext:value-type="float">
            <text:p>77.96</text:p>
          </table:table-cell>
          <table:table-cell table:number-columns-repeated="5"/>
        </table:table-row>
        <table:table-row table:style-name="ro1">
          <table:table-cell office:value-type="float" office:value="78.62" calcext:value-type="float">
            <text:p>78.62</text:p>
          </table:table-cell>
          <table:table-cell table:number-columns-repeated="5"/>
        </table:table-row>
        <table:table-row table:style-name="ro1">
          <table:table-cell office:value-type="float" office:value="78.94" calcext:value-type="float">
            <text:p>78.9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78.41" calcext:value-type="float">
            <text:p>78.41</text:p>
          </table:table-cell>
          <table:table-cell table:number-columns-repeated="5"/>
        </table:table-row>
        <table:table-row table:style-name="ro1">
          <table:table-cell office:value-type="float" office:value="77.68" calcext:value-type="float">
            <text:p>77.68</text:p>
          </table:table-cell>
          <table:table-cell table:number-columns-repeated="5"/>
        </table:table-row>
        <table:table-row table:style-name="ro1">
          <table:table-cell office:value-type="float" office:value="77.49" calcext:value-type="float">
            <text:p>77.49</text:p>
          </table:table-cell>
          <table:table-cell table:number-columns-repeated="5"/>
        </table:table-row>
        <table:table-row table:style-name="ro1">
          <table:table-cell office:value-type="float" office:value="78.11" calcext:value-type="float">
            <text:p>78.11</text:p>
          </table:table-cell>
          <table:table-cell table:number-columns-repeated="5"/>
        </table:table-row>
        <table:table-row table:style-name="ro1">
          <table:table-cell office:value-type="float" office:value="78.94" calcext:value-type="float">
            <text:p>78.94</text:p>
          </table:table-cell>
          <table:table-cell table:number-columns-repeated="5"/>
        </table:table-row>
        <table:table-row table:style-name="ro1">
          <table:table-cell office:value-type="float" office:value="79.06" calcext:value-type="float">
            <text:p>79.06</text:p>
          </table:table-cell>
          <table:table-cell table:number-columns-repeated="5"/>
        </table:table-row>
        <table:table-row table:style-name="ro1">
          <table:table-cell office:value-type="float" office:value="78.54" calcext:value-type="float">
            <text:p>78.54</text:p>
          </table:table-cell>
          <table:table-cell table:number-columns-repeated="5"/>
        </table:table-row>
        <table:table-row table:style-name="ro1">
          <table:table-cell office:value-type="float" office:value="77.78" calcext:value-type="float">
            <text:p>77.78</text:p>
          </table:table-cell>
          <table:table-cell table:number-columns-repeated="5"/>
        </table:table-row>
        <table:table-row table:style-name="ro1">
          <table:table-cell office:value-type="float" office:value="77.49" calcext:value-type="float">
            <text:p>77.49</text:p>
          </table:table-cell>
          <table:table-cell table:number-columns-repeated="5"/>
        </table:table-row>
        <table:table-row table:style-name="ro1">
          <table:table-cell office:value-type="float" office:value="78.03" calcext:value-type="float">
            <text:p>78.03</text:p>
          </table:table-cell>
          <table:table-cell table:number-columns-repeated="5"/>
        </table:table-row>
        <table:table-row table:style-name="ro1">
          <table:table-cell office:value-type="float" office:value="78.86" calcext:value-type="float">
            <text:p>78.86</text:p>
          </table:table-cell>
          <table:table-cell table:number-columns-repeated="5"/>
        </table:table-row>
        <table:table-row table:style-name="ro1">
          <table:table-cell office:value-type="float" office:value="79.08" calcext:value-type="float">
            <text:p>79.08</text:p>
          </table:table-cell>
          <table:table-cell table:number-columns-repeated="5"/>
        </table:table-row>
        <table:table-row table:style-name="ro1">
          <table:table-cell office:value-type="float" office:value="78.67" calcext:value-type="float">
            <text:p>78.67</text:p>
          </table:table-cell>
          <table:table-cell table:number-columns-repeated="5"/>
        </table:table-row>
        <table:table-row table:style-name="ro1">
          <table:table-cell office:value-type="float" office:value="77.89" calcext:value-type="float">
            <text:p>77.89</text:p>
          </table:table-cell>
          <table:table-cell table:number-columns-repeated="5"/>
        </table:table-row>
        <table:table-row table:style-name="ro1">
          <table:table-cell office:value-type="float" office:value="77.52" calcext:value-type="float">
            <text:p>77.52</text:p>
          </table:table-cell>
          <table:table-cell table:number-columns-repeated="5"/>
        </table:table-row>
        <table:table-row table:style-name="ro1">
          <table:table-cell office:value-type="float" office:value="77.9" calcext:value-type="float">
            <text:p>77.9</text:p>
          </table:table-cell>
          <table:table-cell table:number-columns-repeated="5"/>
        </table:table-row>
        <table:table-row table:style-name="ro1">
          <table:table-cell office:value-type="float" office:value="78.64" calcext:value-type="float">
            <text:p>78.64</text:p>
          </table:table-cell>
          <table:table-cell table:number-columns-repeated="5"/>
        </table:table-row>
        <table:table-row table:style-name="ro1">
          <table:table-cell office:value-type="float" office:value="79.01" calcext:value-type="float">
            <text:p>79.01</text:p>
          </table:table-cell>
          <table:table-cell table:number-columns-repeated="5"/>
        </table:table-row>
        <table:table-row table:style-name="ro1">
          <table:table-cell office:value-type="float" office:value="78.7" calcext:value-type="float">
            <text:p>78.7</text:p>
          </table:table-cell>
          <table:table-cell table:number-columns-repeated="5"/>
        </table:table-row>
        <table:table-row table:style-name="ro1">
          <table:table-cell office:value-type="float" office:value="77.91" calcext:value-type="float">
            <text:p>77.91</text:p>
          </table:table-cell>
          <table:table-cell table:number-columns-repeated="5"/>
        </table:table-row>
        <table:table-row table:style-name="ro1">
          <table:table-cell office:value-type="float" office:value="77.46" calcext:value-type="float">
            <text:p>77.46</text:p>
          </table:table-cell>
          <table:table-cell table:number-columns-repeated="5"/>
        </table:table-row>
        <table:table-row table:style-name="ro1">
          <table:table-cell office:value-type="float" office:value="77.74" calcext:value-type="float">
            <text:p>77.74</text:p>
          </table:table-cell>
          <table:table-cell table:number-columns-repeated="5"/>
        </table:table-row>
        <table:table-row table:style-name="ro1">
          <table:table-cell office:value-type="float" office:value="78.47" calcext:value-type="float">
            <text:p>78.47</text:p>
          </table:table-cell>
          <table:table-cell table:number-columns-repeated="5"/>
        </table:table-row>
        <table:table-row table:style-name="ro1">
          <table:table-cell office:value-type="float" office:value="78.96" calcext:value-type="float">
            <text:p>78.96</text:p>
          </table:table-cell>
          <table:table-cell table:number-columns-repeated="5"/>
        </table:table-row>
        <table:table-row table:style-name="ro1">
          <table:table-cell office:value-type="float" office:value="78.77" calcext:value-type="float">
            <text:p>78.77</text:p>
          </table:table-cell>
          <table:table-cell table:number-columns-repeated="5"/>
        </table:table-row>
        <table:table-row table:style-name="ro1">
          <table:table-cell office:value-type="float" office:value="78.01" calcext:value-type="float">
            <text:p>78.01</text:p>
          </table:table-cell>
          <table:table-cell table:number-columns-repeated="5"/>
        </table:table-row>
        <table:table-row table:style-name="ro1">
          <table:table-cell office:value-type="float" office:value="77.47" calcext:value-type="float">
            <text:p>77.47</text:p>
          </table:table-cell>
          <table:table-cell table:number-columns-repeated="5"/>
        </table:table-row>
        <table:table-row table:style-name="ro1">
          <table:table-cell office:value-type="float" office:value="77.6" calcext:value-type="float">
            <text:p>77.6</text:p>
          </table:table-cell>
          <table:table-cell table:number-columns-repeated="5"/>
        </table:table-row>
        <table:table-row table:style-name="ro1">
          <table:table-cell office:value-type="float" office:value="78.4" calcext:value-type="float">
            <text:p>78.4</text:p>
          </table:table-cell>
          <table:table-cell table:number-columns-repeated="5"/>
        </table:table-row>
        <table:table-row table:style-name="ro1">
          <table:table-cell office:value-type="float" office:value="79.01" calcext:value-type="float">
            <text:p>79.01</text:p>
          </table:table-cell>
          <table:table-cell table:number-columns-repeated="5"/>
        </table:table-row>
        <table:table-row table:style-name="ro1">
          <table:table-cell office:value-type="float" office:value="78.92" calcext:value-type="float">
            <text:p>78.92</text:p>
          </table:table-cell>
          <table:table-cell table:number-columns-repeated="5"/>
        </table:table-row>
        <table:table-row table:style-name="ro1">
          <table:table-cell office:value-type="float" office:value="78.2" calcext:value-type="float">
            <text:p>78.2</text:p>
          </table:table-cell>
          <table:table-cell table:number-columns-repeated="5"/>
        </table:table-row>
        <table:table-row table:style-name="ro1">
          <table:table-cell office:value-type="float" office:value="77.58" calcext:value-type="float">
            <text:p>77.58</text:p>
          </table:table-cell>
          <table:table-cell table:number-columns-repeated="5"/>
        </table:table-row>
        <table:table-row table:style-name="ro1">
          <table:table-cell office:value-type="float" office:value="77.6" calcext:value-type="float">
            <text:p>77.6</text:p>
          </table:table-cell>
          <table:table-cell table:number-columns-repeated="5"/>
        </table:table-row>
        <table:table-row table:style-name="ro1">
          <table:table-cell office:value-type="float" office:value="78.33" calcext:value-type="float">
            <text:p>78.33</text:p>
          </table:table-cell>
          <table:table-cell table:number-columns-repeated="5"/>
        </table:table-row>
        <table:table-row table:style-name="ro1">
          <table:table-cell office:value-type="float" office:value="79.18" calcext:value-type="float">
            <text:p>79.18</text:p>
          </table:table-cell>
          <table:table-cell table:number-columns-repeated="5"/>
        </table:table-row>
        <table:table-row table:style-name="ro1">
          <table:table-cell office:value-type="float" office:value="79.19" calcext:value-type="float">
            <text:p>79.19</text:p>
          </table:table-cell>
          <table:table-cell table:number-columns-repeated="5"/>
        </table:table-row>
        <table:table-row table:style-name="ro1">
          <table:table-cell office:value-type="float" office:value="78.56" calcext:value-type="float">
            <text:p>78.56</text:p>
          </table:table-cell>
          <table:table-cell table:number-columns-repeated="5"/>
        </table:table-row>
        <table:table-row table:style-name="ro1">
          <table:table-cell office:value-type="float" office:value="77.87" calcext:value-type="float">
            <text:p>77.87</text:p>
          </table:table-cell>
          <table:table-cell table:number-columns-repeated="5"/>
        </table:table-row>
        <table:table-row table:style-name="ro1">
          <table:table-cell office:value-type="float" office:value="77.75" calcext:value-type="float">
            <text:p>77.75</text:p>
          </table:table-cell>
          <table:table-cell table:number-columns-repeated="5"/>
        </table:table-row>
        <table:table-row table:style-name="ro1">
          <table:table-cell office:value-type="float" office:value="78.35" calcext:value-type="float">
            <text:p>78.35</text:p>
          </table:table-cell>
          <table:table-cell table:number-columns-repeated="5"/>
        </table:table-row>
        <table:table-row table:style-name="ro1">
          <table:table-cell office:value-type="float" office:value="78.71" calcext:value-type="float">
            <text:p>78.71</text:p>
          </table:table-cell>
          <table:table-cell table:number-columns-repeated="5"/>
        </table:table-row>
        <table:table-row table:style-name="ro1">
          <table:table-cell office:value-type="float" office:value="78.79" calcext:value-type="float">
            <text:p>78.79</text:p>
          </table:table-cell>
          <table:table-cell table:number-columns-repeated="5"/>
        </table:table-row>
        <table:table-row table:style-name="ro1">
          <table:table-cell office:value-type="float" office:value="78.22" calcext:value-type="float">
            <text:p>78.22</text:p>
          </table:table-cell>
          <table:table-cell table:number-columns-repeated="5"/>
        </table:table-row>
        <table:table-row table:style-name="ro1">
          <table:table-cell office:value-type="float" office:value="77.48" calcext:value-type="float">
            <text:p>77.48</text:p>
          </table:table-cell>
          <table:table-cell table:number-columns-repeated="5"/>
        </table:table-row>
        <table:table-row table:style-name="ro1">
          <table:table-cell office:value-type="float" office:value="77.26" calcext:value-type="float">
            <text:p>77.26</text:p>
          </table:table-cell>
          <table:table-cell table:number-columns-repeated="5"/>
        </table:table-row>
        <table:table-row table:style-name="ro1">
          <table:table-cell office:value-type="float" office:value="77.84" calcext:value-type="float">
            <text:p>77.84</text:p>
          </table:table-cell>
          <table:table-cell table:number-columns-repeated="5"/>
        </table:table-row>
        <table:table-row table:style-name="ro1">
          <table:table-cell office:value-type="float" office:value="78.73" calcext:value-type="float">
            <text:p>78.73</text:p>
          </table:table-cell>
          <table:table-cell table:number-columns-repeated="5"/>
        </table:table-row>
        <table:table-row table:style-name="ro1">
          <table:table-cell office:value-type="float" office:value="78.91" calcext:value-type="float">
            <text:p>78.91</text:p>
          </table:table-cell>
          <table:table-cell table:number-columns-repeated="5"/>
        </table:table-row>
        <table:table-row table:style-name="ro1">
          <table:table-cell office:value-type="float" office:value="78.42" calcext:value-type="float">
            <text:p>78.42</text:p>
          </table:table-cell>
          <table:table-cell table:number-columns-repeated="5"/>
        </table:table-row>
        <table:table-row table:style-name="ro1">
          <table:table-cell office:value-type="float" office:value="77.65" calcext:value-type="float">
            <text:p>77.65</text:p>
          </table:table-cell>
          <table:table-cell table:number-columns-repeated="5"/>
        </table:table-row>
        <table:table-row table:style-name="ro1">
          <table:table-cell office:value-type="float" office:value="77.33" calcext:value-type="float">
            <text:p>77.33</text:p>
          </table:table-cell>
          <table:table-cell table:number-columns-repeated="5"/>
        </table:table-row>
        <table:table-row table:style-name="ro1">
          <table:table-cell office:value-type="float" office:value="77.82" calcext:value-type="float">
            <text:p>77.82</text:p>
          </table:table-cell>
          <table:table-cell table:number-columns-repeated="5"/>
        </table:table-row>
        <table:table-row table:style-name="ro1">
          <table:table-cell office:value-type="float" office:value="78.67" calcext:value-type="float">
            <text:p>78.67</text:p>
          </table:table-cell>
          <table:table-cell table:number-columns-repeated="5"/>
        </table:table-row>
        <table:table-row table:style-name="ro1">
          <table:table-cell office:value-type="float" office:value="78.92" calcext:value-type="float">
            <text:p>78.92</text:p>
          </table:table-cell>
          <table:table-cell table:number-columns-repeated="5"/>
        </table:table-row>
        <table:table-row table:style-name="ro1">
          <table:table-cell office:value-type="float" office:value="78.54" calcext:value-type="float">
            <text:p>78.54</text:p>
          </table:table-cell>
          <table:table-cell table:number-columns-repeated="5"/>
        </table:table-row>
        <table:table-row table:style-name="ro1">
          <table:table-cell office:value-type="float" office:value="77.75" calcext:value-type="float">
            <text:p>77.75</text:p>
          </table:table-cell>
          <table:table-cell table:number-columns-repeated="5"/>
        </table:table-row>
        <table:table-row table:style-name="ro1">
          <table:table-cell office:value-type="float" office:value="77.37" calcext:value-type="float">
            <text:p>77.37</text:p>
          </table:table-cell>
          <table:table-cell table:number-columns-repeated="5"/>
        </table:table-row>
        <table:table-row table:style-name="ro1">
          <table:table-cell office:value-type="float" office:value="77.72" calcext:value-type="float">
            <text:p>77.72</text:p>
          </table:table-cell>
          <table:table-cell table:number-columns-repeated="5"/>
        </table:table-row>
        <table:table-row table:style-name="ro1">
          <table:table-cell office:value-type="float" office:value="78.76" calcext:value-type="float">
            <text:p>78.76</text:p>
          </table:table-cell>
          <table:table-cell table:number-columns-repeated="5"/>
        </table:table-row>
        <table:table-row table:style-name="ro1">
          <table:table-cell office:value-type="float" office:value="79.14" calcext:value-type="float">
            <text:p>79.14</text:p>
          </table:table-cell>
          <table:table-cell table:number-columns-repeated="5"/>
        </table:table-row>
        <table:table-row table:style-name="ro1">
          <table:table-cell office:value-type="float" office:value="78.87" calcext:value-type="float">
            <text:p>78.87</text:p>
          </table:table-cell>
          <table:table-cell table:number-columns-repeated="5"/>
        </table:table-row>
        <table:table-row table:style-name="ro1">
          <table:table-cell office:value-type="float" office:value="78.09" calcext:value-type="float">
            <text:p>78.09</text:p>
          </table:table-cell>
          <table:table-cell table:number-columns-repeated="5"/>
        </table:table-row>
        <table:table-row table:style-name="ro1">
          <table:table-cell office:value-type="float" office:value="77.61" calcext:value-type="float">
            <text:p>77.61</text:p>
          </table:table-cell>
          <table:table-cell table:number-columns-repeated="5"/>
        </table:table-row>
        <table:table-row table:style-name="ro1">
          <table:table-cell office:value-type="float" office:value="77.83" calcext:value-type="float">
            <text:p>77.83</text:p>
          </table:table-cell>
          <table:table-cell table:number-columns-repeated="5"/>
        </table:table-row>
        <table:table-row table:style-name="ro1">
          <table:table-cell office:value-type="float" office:value="78.65" calcext:value-type="float">
            <text:p>78.65</text:p>
          </table:table-cell>
          <table:table-cell table:number-columns-repeated="5"/>
        </table:table-row>
        <table:table-row table:style-name="ro1">
          <table:table-cell office:value-type="float" office:value="79.12" calcext:value-type="float">
            <text:p>79.12</text:p>
          </table:table-cell>
          <table:table-cell table:number-columns-repeated="5"/>
        </table:table-row>
        <table:table-row table:style-name="ro1">
          <table:table-cell office:value-type="float" office:value="78.98" calcext:value-type="float">
            <text:p>78.98</text:p>
          </table:table-cell>
          <table:table-cell table:number-columns-repeated="5"/>
        </table:table-row>
        <table:table-row table:style-name="ro1">
          <table:table-cell office:value-type="float" office:value="78.23" calcext:value-type="float">
            <text:p>78.23</text:p>
          </table:table-cell>
          <table:table-cell table:number-columns-repeated="5"/>
        </table:table-row>
        <table:table-row table:style-name="ro1">
          <table:table-cell office:value-type="float" office:value="77.64" calcext:value-type="float">
            <text:p>77.64</text:p>
          </table:table-cell>
          <table:table-cell table:number-columns-repeated="5"/>
        </table:table-row>
        <table:table-row table:style-name="ro1">
          <table:table-cell office:value-type="float" office:value="77.74" calcext:value-type="float">
            <text:p>77.74</text:p>
          </table:table-cell>
          <table:table-cell table:number-columns-repeated="5"/>
        </table:table-row>
        <table:table-row table:style-name="ro1">
          <table:table-cell office:value-type="float" office:value="78.47" calcext:value-type="float">
            <text:p>78.47</text:p>
          </table:table-cell>
          <table:table-cell table:number-columns-repeated="5"/>
        </table:table-row>
        <table:table-row table:style-name="ro1">
          <table:table-cell office:value-type="float" office:value="79.17" calcext:value-type="float">
            <text:p>79.17</text:p>
          </table:table-cell>
          <table:table-cell table:number-columns-repeated="5"/>
        </table:table-row>
        <table:table-row table:style-name="ro1">
          <table:table-cell office:value-type="float" office:value="79.13" calcext:value-type="float">
            <text:p>79.13</text:p>
          </table:table-cell>
          <table:table-cell table:number-columns-repeated="5"/>
        </table:table-row>
        <table:table-row table:style-name="ro1">
          <table:table-cell office:value-type="float" office:value="78.43" calcext:value-type="float">
            <text:p>78.43</text:p>
          </table:table-cell>
          <table:table-cell table:number-columns-repeated="5"/>
        </table:table-row>
        <table:table-row table:style-name="ro1">
          <table:table-cell office:value-type="float" office:value="77.78" calcext:value-type="float">
            <text:p>77.78</text:p>
          </table:table-cell>
          <table:table-cell table:number-columns-repeated="5"/>
        </table:table-row>
        <table:table-row table:style-name="ro1">
          <table:table-cell office:value-type="float" office:value="77.7" calcext:value-type="float">
            <text:p>77.7</text:p>
          </table:table-cell>
          <table:table-cell table:number-columns-repeated="5"/>
        </table:table-row>
        <table:table-row table:style-name="ro1">
          <table:table-cell office:value-type="float" office:value="78.39" calcext:value-type="float">
            <text:p>78.39</text:p>
          </table:table-cell>
          <table:table-cell table:number-columns-repeated="5"/>
        </table:table-row>
        <table:table-row table:style-name="ro1">
          <table:table-cell office:value-type="float" office:value="79.22" calcext:value-type="float">
            <text:p>79.22</text:p>
          </table:table-cell>
          <table:table-cell table:number-columns-repeated="5"/>
        </table:table-row>
        <table:table-row table:style-name="ro1">
          <table:table-cell office:value-type="float" office:value="79.24" calcext:value-type="float">
            <text:p>79.24</text:p>
          </table:table-cell>
          <table:table-cell table:number-columns-repeated="5"/>
        </table:table-row>
        <table:table-row table:style-name="ro1">
          <table:table-cell office:value-type="float" office:value="78.63" calcext:value-type="float">
            <text:p>78.63</text:p>
          </table:table-cell>
          <table:table-cell table:number-columns-repeated="5"/>
        </table:table-row>
        <table:table-row table:style-name="ro1">
          <table:table-cell office:value-type="float" office:value="77.91" calcext:value-type="float">
            <text:p>77.91</text:p>
          </table:table-cell>
          <table:table-cell table:number-columns-repeated="5"/>
        </table:table-row>
        <table:table-row table:style-name="ro1">
          <table:table-cell office:value-type="float" office:value="77.73" calcext:value-type="float">
            <text:p>77.73</text:p>
          </table:table-cell>
          <table:table-cell table:number-columns-repeated="5"/>
        </table:table-row>
        <table:table-row table:style-name="ro1">
          <table:table-cell office:value-type="float" office:value="78.38" calcext:value-type="float">
            <text:p>78.38</text:p>
          </table:table-cell>
          <table:table-cell table:number-columns-repeated="5"/>
        </table:table-row>
        <table:table-row table:style-name="ro1">
          <table:table-cell office:value-type="float" office:value="79.11" calcext:value-type="float">
            <text:p>79.11</text:p>
          </table:table-cell>
          <table:table-cell table:number-columns-repeated="5"/>
        </table:table-row>
        <table:table-row table:style-name="ro1">
          <table:table-cell office:value-type="float" office:value="79.24" calcext:value-type="float">
            <text:p>79.24</text:p>
          </table:table-cell>
          <table:table-cell table:number-columns-repeated="5"/>
        </table:table-row>
        <table:table-row table:style-name="ro1">
          <table:table-cell office:value-type="float" office:value="78.7" calcext:value-type="float">
            <text:p>78.7</text:p>
          </table:table-cell>
          <table:table-cell table:number-columns-repeated="5"/>
        </table:table-row>
        <table:table-row table:style-name="ro1">
          <table:table-cell office:value-type="float" office:value="77.94" calcext:value-type="float">
            <text:p>77.94</text:p>
          </table:table-cell>
          <table:table-cell table:number-columns-repeated="5"/>
        </table:table-row>
        <table:table-row table:style-name="ro1">
          <table:table-cell office:value-type="float" office:value="77.67" calcext:value-type="float">
            <text:p>77.67</text:p>
          </table:table-cell>
          <table:table-cell table:number-columns-repeated="5"/>
        </table:table-row>
        <table:table-row table:style-name="ro1">
          <table:table-cell office:value-type="float" office:value="78.2" calcext:value-type="float">
            <text:p>78.2</text:p>
          </table:table-cell>
          <table:table-cell table:number-columns-repeated="5"/>
        </table:table-row>
        <table:table-row table:style-name="ro1">
          <table:table-cell office:value-type="float" office:value="79.03" calcext:value-type="float">
            <text:p>79.03</text:p>
          </table:table-cell>
          <table:table-cell table:number-columns-repeated="5"/>
        </table:table-row>
        <table:table-row table:style-name="ro1">
          <table:table-cell office:value-type="float" office:value="79.24" calcext:value-type="float">
            <text:p>79.24</text:p>
          </table:table-cell>
          <table:table-cell table:number-columns-repeated="5"/>
        </table:table-row>
        <table:table-row table:style-name="ro1">
          <table:table-cell office:value-type="float" office:value="78.78" calcext:value-type="float">
            <text:p>78.78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77.67" calcext:value-type="float">
            <text:p>77.67</text:p>
          </table:table-cell>
          <table:table-cell table:number-columns-repeated="5"/>
        </table:table-row>
        <table:table-row table:style-name="ro1">
          <table:table-cell office:value-type="float" office:value="78.11" calcext:value-type="float">
            <text:p>78.11</text:p>
          </table:table-cell>
          <table:table-cell table:number-columns-repeated="5"/>
        </table:table-row>
        <table:table-row table:style-name="ro1">
          <table:table-cell office:value-type="float" office:value="78.56" calcext:value-type="float">
            <text:p>78.56</text:p>
          </table:table-cell>
          <table:table-cell table:number-columns-repeated="5"/>
        </table:table-row>
        <table:table-row table:style-name="ro1">
          <table:table-cell office:value-type="float" office:value="78.88" calcext:value-type="float">
            <text:p>78.88</text:p>
          </table:table-cell>
          <table:table-cell table:number-columns-repeated="5"/>
        </table:table-row>
        <table:table-row table:style-name="ro1">
          <table:table-cell office:value-type="float" office:value="78.53" calcext:value-type="float">
            <text:p>78.53</text:p>
          </table:table-cell>
          <table:table-cell table:number-columns-repeated="5"/>
        </table:table-row>
        <table:table-row table:style-name="ro1">
          <table:table-cell office:value-type="float" office:value="77.74" calcext:value-type="float">
            <text:p>77.74</text:p>
          </table:table-cell>
          <table:table-cell table:number-columns-repeated="5"/>
        </table:table-row>
        <table:table-row table:style-name="ro1">
          <table:table-cell office:value-type="float" office:value="77.35" calcext:value-type="float">
            <text:p>77.35</text:p>
          </table:table-cell>
          <table:table-cell table:number-columns-repeated="5"/>
        </table:table-row>
        <table:table-row table:style-name="ro1">
          <table:table-cell office:value-type="float" office:value="77.69" calcext:value-type="float">
            <text:p>77.69</text:p>
          </table:table-cell>
          <table:table-cell table:number-columns-repeated="5"/>
        </table:table-row>
        <table:table-row table:style-name="ro1">
          <table:table-cell office:value-type="float" office:value="78.46" calcext:value-type="float">
            <text:p>78.46</text:p>
          </table:table-cell>
          <table:table-cell table:number-columns-repeated="5"/>
        </table:table-row>
        <table:table-row table:style-name="ro1">
          <table:table-cell office:value-type="float" office:value="78.91" calcext:value-type="float">
            <text:p>78.91</text:p>
          </table:table-cell>
          <table:table-cell table:number-columns-repeated="5"/>
        </table:table-row>
        <table:table-row table:style-name="ro1">
          <table:table-cell office:value-type="float" office:value="78.65" calcext:value-type="float">
            <text:p>78.65</text:p>
          </table:table-cell>
          <table:table-cell table:number-columns-repeated="5"/>
        </table:table-row>
        <table:table-row table:style-name="ro1">
          <table:table-cell office:value-type="float" office:value="77.88" calcext:value-type="float">
            <text:p>77.88</text:p>
          </table:table-cell>
          <table:table-cell table:number-columns-repeated="5"/>
        </table:table-row>
        <table:table-row table:style-name="ro1">
          <table:table-cell office:value-type="float" office:value="77.38" calcext:value-type="float">
            <text:p>77.38</text:p>
          </table:table-cell>
          <table:table-cell table:number-columns-repeated="5"/>
        </table:table-row>
        <table:table-row table:style-name="ro1">
          <table:table-cell office:value-type="float" office:value="77.57" calcext:value-type="float">
            <text:p>77.57</text:p>
          </table:table-cell>
          <table:table-cell table:number-columns-repeated="5"/>
        </table:table-row>
        <table:table-row table:style-name="ro1">
          <table:table-cell office:value-type="float" office:value="78.32" calcext:value-type="float">
            <text:p>78.32</text:p>
          </table:table-cell>
          <table:table-cell table:number-columns-repeated="5"/>
        </table:table-row>
        <table:table-row table:style-name="ro1">
          <table:table-cell office:value-type="float" office:value="78.85" calcext:value-type="float">
            <text:p>78.85</text:p>
          </table:table-cell>
          <table:table-cell table:number-columns-repeated="5"/>
        </table:table-row>
        <table:table-row table:style-name="ro1">
          <table:table-cell office:value-type="float" office:value="78.72" calcext:value-type="float">
            <text:p>78.72</text:p>
          </table:table-cell>
          <table:table-cell table:number-columns-repeated="5"/>
        </table:table-row>
        <table:table-row table:style-name="ro1">
          <table:table-cell office:value-type="float" office:value="77.99" calcext:value-type="float">
            <text:p>77.99</text:p>
          </table:table-cell>
          <table:table-cell table:number-columns-repeated="5"/>
        </table:table-row>
        <table:table-row table:style-name="ro1">
          <table:table-cell office:value-type="float" office:value="77.41" calcext:value-type="float">
            <text:p>77.41</text:p>
          </table:table-cell>
          <table:table-cell table:number-columns-repeated="5"/>
        </table:table-row>
        <table:table-row table:style-name="ro1">
          <table:table-cell office:value-type="float" office:value="77.48" calcext:value-type="float">
            <text:p>77.48</text:p>
          </table:table-cell>
          <table:table-cell table:number-columns-repeated="5"/>
        </table:table-row>
        <table:table-row table:style-name="ro1">
          <table:table-cell office:value-type="float" office:value="78.23" calcext:value-type="float">
            <text:p>78.23</text:p>
          </table:table-cell>
          <table:table-cell table:number-columns-repeated="5"/>
        </table:table-row>
        <table:table-row table:style-name="ro1">
          <table:table-cell office:value-type="float" office:value="78.95" calcext:value-type="float">
            <text:p>78.95</text:p>
          </table:table-cell>
          <table:table-cell table:number-columns-repeated="5"/>
        </table:table-row>
        <table:table-row table:style-name="ro1">
          <table:table-cell office:value-type="float" office:value="78.92" calcext:value-type="float">
            <text:p>78.92</text:p>
          </table:table-cell>
          <table:table-cell table:number-columns-repeated="5"/>
        </table:table-row>
        <table:table-row table:style-name="ro1">
          <table:table-cell office:value-type="float" office:value="78.24" calcext:value-type="float">
            <text:p>78.24</text:p>
          </table:table-cell>
          <table:table-cell table:number-columns-repeated="5"/>
        </table:table-row>
        <table:table-row table:style-name="ro1">
          <table:table-cell office:value-type="float" office:value="77.57" calcext:value-type="float">
            <text:p>77.57</text:p>
          </table:table-cell>
          <table:table-cell table:number-columns-repeated="5"/>
        </table:table-row>
        <table:table-row table:style-name="ro1">
          <table:table-cell office:value-type="float" office:value="77.49" calcext:value-type="float">
            <text:p>77.49</text:p>
          </table:table-cell>
          <table:table-cell table:number-columns-repeated="5"/>
        </table:table-row>
        <table:table-row table:style-name="ro1">
          <table:table-cell office:value-type="float" office:value="78.17" calcext:value-type="float">
            <text:p>78.17</text:p>
          </table:table-cell>
          <table:table-cell table:number-columns-repeated="5"/>
        </table:table-row>
        <table:table-row table:style-name="ro1">
          <table:table-cell office:value-type="float" office:value="78.97" calcext:value-type="float">
            <text:p>78.97</text:p>
          </table:table-cell>
          <table:table-cell table:number-columns-repeated="5"/>
        </table:table-row>
        <table:table-row table:style-name="ro1">
          <table:table-cell office:value-type="float" office:value="79.03" calcext:value-type="float">
            <text:p>79.03</text:p>
          </table:table-cell>
          <table:table-cell table:number-columns-repeated="5"/>
        </table:table-row>
        <table:table-row table:style-name="ro1">
          <table:table-cell office:value-type="float" office:value="78.44" calcext:value-type="float">
            <text:p>78.44</text:p>
          </table:table-cell>
          <table:table-cell table:number-columns-repeated="5"/>
        </table:table-row>
        <table:table-row table:style-name="ro1">
          <table:table-cell office:value-type="float" office:value="77.71" calcext:value-type="float">
            <text:p>77.71</text:p>
          </table:table-cell>
          <table:table-cell table:number-columns-repeated="5"/>
        </table:table-row>
        <table:table-row table:style-name="ro1">
          <table:table-cell office:value-type="float" office:value="77.49" calcext:value-type="float">
            <text:p>77.49</text:p>
          </table:table-cell>
          <table:table-cell table:number-columns-repeated="5"/>
        </table:table-row>
        <table:table-row table:style-name="ro1">
          <table:table-cell office:value-type="float" office:value="78.11" calcext:value-type="float">
            <text:p>78.11</text:p>
          </table:table-cell>
          <table:table-cell table:number-columns-repeated="5"/>
        </table:table-row>
        <table:table-row table:style-name="ro1">
          <table:table-cell office:value-type="float" office:value="78.92" calcext:value-type="float">
            <text:p>78.92</text:p>
          </table:table-cell>
          <table:table-cell table:number-columns-repeated="5"/>
        </table:table-row>
        <table:table-row table:style-name="ro1">
          <table:table-cell office:value-type="float" office:value="79.03" calcext:value-type="float">
            <text:p>79.03</text:p>
          </table:table-cell>
          <table:table-cell table:number-columns-repeated="5"/>
        </table:table-row>
        <table:table-row table:style-name="ro1">
          <table:table-cell office:value-type="float" office:value="78.5" calcext:value-type="float">
            <text:p>78.5</text:p>
          </table:table-cell>
          <table:table-cell table:number-columns-repeated="5"/>
        </table:table-row>
        <table:table-row table:style-name="ro1">
          <table:table-cell office:value-type="float" office:value="77.74" calcext:value-type="float">
            <text:p>77.74</text:p>
          </table:table-cell>
          <table:table-cell table:number-columns-repeated="5"/>
        </table:table-row>
        <table:table-row table:style-name="ro1">
          <table:table-cell office:value-type="float" office:value="77.45" calcext:value-type="float">
            <text:p>77.45</text:p>
          </table:table-cell>
          <table:table-cell table:number-columns-repeated="5"/>
        </table:table-row>
        <table:table-row table:style-name="ro1">
          <table:table-cell office:value-type="float" office:value="77.97" calcext:value-type="float">
            <text:p>77.97</text:p>
          </table:table-cell>
          <table:table-cell table:number-columns-repeated="5"/>
        </table:table-row>
        <table:table-row table:style-name="ro1">
          <table:table-cell office:value-type="float" office:value="78.8" calcext:value-type="float">
            <text:p>78.8</text:p>
          </table:table-cell>
          <table:table-cell table:number-columns-repeated="5"/>
        </table:table-row>
        <table:table-row table:style-name="ro1">
          <table:table-cell office:value-type="float" office:value="79.06" calcext:value-type="float">
            <text:p>79.06</text:p>
          </table:table-cell>
          <table:table-cell table:number-columns-repeated="5"/>
        </table:table-row>
        <table:table-row table:style-name="ro1">
          <table:table-cell office:value-type="float" office:value="78.64" calcext:value-type="float">
            <text:p>78.64</text:p>
          </table:table-cell>
          <table:table-cell table:number-columns-repeated="5"/>
        </table:table-row>
        <table:table-row table:style-name="ro1">
          <table:table-cell office:value-type="float" office:value="77.85" calcext:value-type="float">
            <text:p>77.85</text:p>
          </table:table-cell>
          <table:table-cell table:number-columns-repeated="5"/>
        </table:table-row>
        <table:table-row table:style-name="ro1">
          <table:table-cell office:value-type="float" office:value="77.48" calcext:value-type="float">
            <text:p>77.48</text:p>
          </table:table-cell>
          <table:table-cell table:number-columns-repeated="5"/>
        </table:table-row>
        <table:table-row table:style-name="ro1">
          <table:table-cell office:value-type="float" office:value="77.84" calcext:value-type="float">
            <text:p>77.84</text:p>
          </table:table-cell>
          <table:table-cell table:number-columns-repeated="5"/>
        </table:table-row>
        <table:table-row table:style-name="ro1">
          <table:table-cell office:value-type="float" office:value="78.6" calcext:value-type="float">
            <text:p>78.6</text:p>
          </table:table-cell>
          <table:table-cell table:number-columns-repeated="5"/>
        </table:table-row>
        <table:table-row table:style-name="ro1">
          <table:table-cell office:value-type="float" office:value="78.95" calcext:value-type="float">
            <text:p>78.95</text:p>
          </table:table-cell>
          <table:table-cell table:number-columns-repeated="5"/>
        </table:table-row>
        <table:table-row table:style-name="ro1">
          <table:table-cell office:value-type="float" office:value="78.63" calcext:value-type="float">
            <text:p>78.63</text:p>
          </table:table-cell>
          <table:table-cell table:number-columns-repeated="5"/>
        </table:table-row>
        <table:table-row table:style-name="ro1">
          <table:table-cell office:value-type="float" office:value="77.84" calcext:value-type="float">
            <text:p>77.84</text:p>
          </table:table-cell>
          <table:table-cell table:number-columns-repeated="5"/>
        </table:table-row>
        <table:table-row table:style-name="ro1">
          <table:table-cell office:value-type="float" office:value="77.41" calcext:value-type="float">
            <text:p>77.41</text:p>
          </table:table-cell>
          <table:table-cell table:number-columns-repeated="5"/>
        </table:table-row>
        <table:table-row table:style-name="ro1">
          <table:table-cell office:value-type="float" office:value="77.71" calcext:value-type="float">
            <text:p>77.71</text:p>
          </table:table-cell>
          <table:table-cell table:number-columns-repeated="5"/>
        </table:table-row>
        <table:table-row table:style-name="ro1">
          <table:table-cell office:value-type="float" office:value="78.5" calcext:value-type="float">
            <text:p>78.5</text:p>
          </table:table-cell>
          <table:table-cell table:number-columns-repeated="5"/>
        </table:table-row>
        <table:table-row table:style-name="ro1">
          <table:table-cell office:value-type="float" office:value="78.96" calcext:value-type="float">
            <text:p>78.96</text:p>
          </table:table-cell>
          <table:table-cell table:number-columns-repeated="5"/>
        </table:table-row>
        <table:table-row table:style-name="ro1">
          <table:table-cell office:value-type="float" office:value="78.74" calcext:value-type="float">
            <text:p>78.74</text:p>
          </table:table-cell>
          <table:table-cell table:number-columns-repeated="5"/>
        </table:table-row>
        <table:table-row table:style-name="ro1">
          <table:table-cell office:value-type="float" office:value="77.98" calcext:value-type="float">
            <text:p>77.98</text:p>
          </table:table-cell>
          <table:table-cell table:number-columns-repeated="5"/>
        </table:table-row>
        <table:table-row table:style-name="ro1">
          <table:table-cell office:value-type="float" office:value="77.44" calcext:value-type="float">
            <text:p>77.44</text:p>
          </table:table-cell>
          <table:table-cell table:number-columns-repeated="5"/>
        </table:table-row>
        <table:table-row table:style-name="ro1">
          <table:table-cell office:value-type="float" office:value="77.6" calcext:value-type="float">
            <text:p>77.6</text:p>
          </table:table-cell>
          <table:table-cell table:number-columns-repeated="5"/>
        </table:table-row>
        <table:table-row table:style-name="ro1">
          <table:table-cell office:value-type="float" office:value="78.4" calcext:value-type="float">
            <text:p>78.4</text:p>
          </table:table-cell>
          <table:table-cell table:number-columns-repeated="5"/>
        </table:table-row>
        <table:table-row table:style-name="ro1">
          <table:table-cell office:value-type="float" office:value="78.96" calcext:value-type="float">
            <text:p>78.96</text:p>
          </table:table-cell>
          <table:table-cell table:number-columns-repeated="5"/>
        </table:table-row>
        <table:table-row table:style-name="ro1">
          <table:table-cell office:value-type="float" office:value="78.87" calcext:value-type="float">
            <text:p>78.87</text:p>
          </table:table-cell>
          <table:table-cell table:number-columns-repeated="5"/>
        </table:table-row>
        <table:table-row table:style-name="ro1">
          <table:table-cell office:value-type="float" office:value="78.15" calcext:value-type="float">
            <text:p>78.15</text:p>
          </table:table-cell>
          <table:table-cell table:number-columns-repeated="5"/>
        </table:table-row>
        <table:table-row table:style-name="ro1">
          <table:table-cell office:value-type="float" office:value="77.54" calcext:value-type="float">
            <text:p>77.54</text:p>
          </table:table-cell>
          <table:table-cell table:number-columns-repeated="5"/>
        </table:table-row>
        <table:table-row table:style-name="ro1">
          <table:table-cell office:value-type="float" office:value="77.58" calcext:value-type="float">
            <text:p>77.58</text:p>
          </table:table-cell>
          <table:table-cell table:number-columns-repeated="5"/>
        </table:table-row>
        <table:table-row table:style-name="ro1">
          <table:table-cell office:value-type="float" office:value="78.34" calcext:value-type="float">
            <text:p>78.34</text:p>
          </table:table-cell>
          <table:table-cell table:number-columns-repeated="5"/>
        </table:table-row>
        <table:table-row table:style-name="ro1">
          <table:table-cell office:value-type="float" office:value="79.07" calcext:value-type="float">
            <text:p>79.07</text:p>
          </table:table-cell>
          <table:table-cell table:number-columns-repeated="5"/>
        </table:table-row>
        <table:table-row table:style-name="ro1">
          <table:table-cell office:value-type="float" office:value="79.05" calcext:value-type="float">
            <text:p>79.05</text:p>
          </table:table-cell>
          <table:table-cell table:number-columns-repeated="5"/>
        </table:table-row>
        <table:table-row table:style-name="ro1">
          <table:table-cell office:value-type="float" office:value="78.41" calcext:value-type="float">
            <text:p>78.41</text:p>
          </table:table-cell>
          <table:table-cell table:number-columns-repeated="5"/>
        </table:table-row>
        <table:table-row table:style-name="ro1">
          <table:table-cell office:value-type="float" office:value="77.72" calcext:value-type="float">
            <text:p>77.72</text:p>
          </table:table-cell>
          <table:table-cell table:number-columns-repeated="5"/>
        </table:table-row>
        <table:table-row table:style-name="ro1">
          <table:table-cell office:value-type="float" office:value="77.59" calcext:value-type="float">
            <text:p>77.59</text:p>
          </table:table-cell>
          <table:table-cell table:number-columns-repeated="5"/>
        </table:table-row>
        <table:table-row table:style-name="ro1">
          <table:table-cell office:value-type="float" office:value="78.25" calcext:value-type="float">
            <text:p>78.25</text:p>
          </table:table-cell>
          <table:table-cell table:number-columns-repeated="5"/>
        </table:table-row>
        <table:table-row table:style-name="ro1">
          <table:table-cell office:value-type="float" office:value="79.2" calcext:value-type="float">
            <text:p>79.2</text:p>
          </table:table-cell>
          <table:table-cell table:number-columns-repeated="5"/>
        </table:table-row>
        <table:table-row table:style-name="ro1">
          <table:table-cell office:value-type="float" office:value="79.27" calcext:value-type="float">
            <text:p>79.27</text:p>
          </table:table-cell>
          <table:table-cell table:number-columns-repeated="5"/>
        </table:table-row>
        <table:table-row table:style-name="ro1">
          <table:table-cell office:value-type="float" office:value="78.7" calcext:value-type="float">
            <text:p>78.7</text:p>
          </table:table-cell>
          <table:table-cell table:number-columns-repeated="5"/>
        </table:table-row>
        <table:table-row table:style-name="ro1">
          <table:table-cell office:value-type="float" office:value="77.97" calcext:value-type="float">
            <text:p>77.97</text:p>
          </table:table-cell>
          <table:table-cell table:number-columns-repeated="5"/>
        </table:table-row>
        <table:table-row table:style-name="ro1">
          <table:table-cell office:value-type="float" office:value="77.75" calcext:value-type="float">
            <text:p>77.75</text:p>
          </table:table-cell>
          <table:table-cell table:number-columns-repeated="5"/>
        </table:table-row>
        <table:table-row table:style-name="ro1">
          <table:table-cell office:value-type="float" office:value="78.32" calcext:value-type="float">
            <text:p>78.32</text:p>
          </table:table-cell>
          <table:table-cell table:number-columns-repeated="5"/>
        </table:table-row>
        <table:table-row table:style-name="ro1">
          <table:table-cell office:value-type="float" office:value="79.11" calcext:value-type="float">
            <text:p>79.11</text:p>
          </table:table-cell>
          <table:table-cell table:number-columns-repeated="5"/>
        </table:table-row>
        <table:table-row table:style-name="ro1">
          <table:table-cell office:value-type="float" office:value="79.28" calcext:value-type="float">
            <text:p>79.28</text:p>
          </table:table-cell>
          <table:table-cell table:number-columns-repeated="5"/>
        </table:table-row>
        <table:table-row table:style-name="ro1">
          <table:table-cell office:value-type="float" office:value="78.79" calcext:value-type="float">
            <text:p>78.79</text:p>
          </table:table-cell>
          <table:table-cell table:number-columns-repeated="5"/>
        </table:table-row>
        <table:table-row table:style-name="ro1">
          <table:table-cell office:value-type="float" office:value="78.01" calcext:value-type="float">
            <text:p>78.01</text:p>
          </table:table-cell>
          <table:table-cell table:number-columns-repeated="5"/>
        </table:table-row>
        <table:table-row table:style-name="ro1">
          <table:table-cell office:value-type="float" office:value="77.71" calcext:value-type="float">
            <text:p>77.71</text:p>
          </table:table-cell>
          <table:table-cell table:number-columns-repeated="5"/>
        </table:table-row>
        <table:table-row table:style-name="ro1">
          <table:table-cell office:value-type="float" office:value="78.18" calcext:value-type="float">
            <text:p>78.18</text:p>
          </table:table-cell>
          <table:table-cell table:number-columns-repeated="5"/>
        </table:table-row>
        <table:table-row table:style-name="ro1">
          <table:table-cell office:value-type="float" office:value="78.97" calcext:value-type="float">
            <text:p>78.97</text:p>
          </table:table-cell>
          <table:table-cell table:number-columns-repeated="5"/>
        </table:table-row>
        <table:table-row table:style-name="ro1">
          <table:table-cell office:value-type="float" office:value="79.19" calcext:value-type="float">
            <text:p>79.19</text:p>
          </table:table-cell>
          <table:table-cell table:number-columns-repeated="5"/>
        </table:table-row>
        <table:table-row table:style-name="ro1">
          <table:table-cell office:value-type="float" office:value="78.82" calcext:value-type="float">
            <text:p>78.82</text:p>
          </table:table-cell>
          <table:table-cell table:number-columns-repeated="5"/>
        </table:table-row>
        <table:table-row table:style-name="ro1">
          <table:table-cell office:value-type="float" office:value="78.03" calcext:value-type="float">
            <text:p>78.03</text:p>
          </table:table-cell>
          <table:table-cell table:number-columns-repeated="5"/>
        </table:table-row>
        <table:table-row table:style-name="ro1">
          <table:table-cell office:value-type="float" office:value="77.62" calcext:value-type="float">
            <text:p>77.62</text:p>
          </table:table-cell>
          <table:table-cell table:number-columns-repeated="5"/>
        </table:table-row>
        <table:table-row table:style-name="ro1">
          <table:table-cell office:value-type="float" office:value="77.99" calcext:value-type="float">
            <text:p>77.99</text:p>
          </table:table-cell>
          <table:table-cell table:number-columns-repeated="5"/>
        </table:table-row>
        <table:table-row table:style-name="ro1">
          <table:table-cell office:value-type="float" office:value="78.82" calcext:value-type="float">
            <text:p>78.82</text:p>
          </table:table-cell>
          <table:table-cell table:number-columns-repeated="5"/>
        </table:table-row>
        <table:table-row table:style-name="ro1">
          <table:table-cell office:value-type="float" office:value="79.23" calcext:value-type="float">
            <text:p>79.23</text:p>
          </table:table-cell>
          <table:table-cell table:number-columns-repeated="5"/>
        </table:table-row>
        <table:table-row table:style-name="ro1">
          <table:table-cell office:value-type="float" office:value="78.95" calcext:value-type="float">
            <text:p>78.95</text:p>
          </table:table-cell>
          <table:table-cell table:number-columns-repeated="5"/>
        </table:table-row>
        <table:table-row table:style-name="ro1">
          <table:table-cell office:value-type="float" office:value="78.17" calcext:value-type="float">
            <text:p>78.17</text:p>
          </table:table-cell>
          <table:table-cell table:number-columns-repeated="5"/>
        </table:table-row>
        <table:table-row table:style-name="ro1">
          <table:table-cell office:value-type="float" office:value="77.69" calcext:value-type="float">
            <text:p>77.69</text:p>
          </table:table-cell>
          <table:table-cell table:number-columns-repeated="5"/>
        </table:table-row>
        <table:table-row table:style-name="ro1">
          <table:table-cell office:value-type="float" office:value="77.91" calcext:value-type="float">
            <text:p>77.91</text:p>
          </table:table-cell>
          <table:table-cell table:number-columns-repeated="5"/>
        </table:table-row>
        <table:table-row table:style-name="ro1">
          <table:table-cell office:value-type="float" office:value="78.62" calcext:value-type="float">
            <text:p>78.62</text:p>
          </table:table-cell>
          <table:table-cell table:number-columns-repeated="5"/>
        </table:table-row>
        <table:table-row table:style-name="ro1">
          <table:table-cell office:value-type="float" office:value="79.09" calcext:value-type="float">
            <text:p>79.09</text:p>
          </table:table-cell>
          <table:table-cell table:number-columns-repeated="5"/>
        </table:table-row>
        <table:table-row table:style-name="ro1">
          <table:table-cell office:value-type="float" office:value="78.91" calcext:value-type="float">
            <text:p>78.91</text:p>
          </table:table-cell>
          <table:table-cell table:number-columns-repeated="5"/>
        </table:table-row>
        <table:table-row table:style-name="ro1">
          <table:table-cell office:value-type="float" office:value="78.16" calcext:value-type="float">
            <text:p>78.16</text:p>
          </table:table-cell>
          <table:table-cell table:number-columns-repeated="5"/>
        </table:table-row>
        <table:table-row table:style-name="ro1">
          <table:table-cell office:value-type="float" office:value="77.6" calcext:value-type="float">
            <text:p>77.6</text:p>
          </table:table-cell>
          <table:table-cell table:number-columns-repeated="5"/>
        </table:table-row>
        <table:table-row table:style-name="ro1">
          <table:table-cell office:value-type="float" office:value="77.72" calcext:value-type="float">
            <text:p>77.72</text:p>
          </table:table-cell>
          <table:table-cell table:number-columns-repeated="5"/>
        </table:table-row>
        <table:table-row table:style-name="ro1">
          <table:table-cell office:value-type="float" office:value="78.61" calcext:value-type="float">
            <text:p>78.61</text:p>
          </table:table-cell>
          <table:table-cell table:number-columns-repeated="5"/>
        </table:table-row>
        <table:table-row table:style-name="ro1">
          <table:table-cell office:value-type="float" office:value="79.26" calcext:value-type="float">
            <text:p>79.26</text:p>
          </table:table-cell>
          <table:table-cell table:number-columns-repeated="5"/>
        </table:table-row>
        <table:table-row table:style-name="ro1">
          <table:table-cell office:value-type="float" office:value="79.21" calcext:value-type="float">
            <text:p>79.21</text:p>
          </table:table-cell>
          <table:table-cell table:number-columns-repeated="5"/>
        </table:table-row>
        <table:table-row table:style-name="ro1">
          <table:table-cell office:value-type="float" office:value="78.53" calcext:value-type="float">
            <text:p>78.53</text:p>
          </table:table-cell>
          <table:table-cell table:number-columns-repeated="5"/>
        </table:table-row>
        <table:table-row table:style-name="ro1">
          <table:table-cell office:value-type="float" office:value="77.88" calcext:value-type="float">
            <text:p>77.88</text:p>
          </table:table-cell>
          <table:table-cell table:number-columns-repeated="5"/>
        </table:table-row>
        <table:table-row table:style-name="ro1">
          <table:table-cell office:value-type="float" office:value="77.83" calcext:value-type="float">
            <text:p>77.83</text:p>
          </table:table-cell>
          <table:table-cell table:number-columns-repeated="5"/>
        </table:table-row>
        <table:table-row table:style-name="ro1">
          <table:table-cell office:value-type="float" office:value="78.51" calcext:value-type="float">
            <text:p>78.51</text:p>
          </table:table-cell>
          <table:table-cell table:number-columns-repeated="5"/>
        </table:table-row>
        <table:table-row table:style-name="ro1">
          <table:table-cell office:value-type="float" office:value="79.28" calcext:value-type="float">
            <text:p>79.28</text:p>
          </table:table-cell>
          <table:table-cell table:number-columns-repeated="5"/>
        </table:table-row>
        <table:table-row table:style-name="ro1">
          <table:table-cell office:value-type="float" office:value="79.31" calcext:value-type="float">
            <text:p>79.31</text:p>
          </table:table-cell>
          <table:table-cell table:number-columns-repeated="5"/>
        </table:table-row>
        <table:table-row table:style-name="ro1">
          <table:table-cell office:value-type="float" office:value="78.69" calcext:value-type="float">
            <text:p>78.69</text:p>
          </table:table-cell>
          <table:table-cell table:number-columns-repeated="5"/>
        </table:table-row>
        <table:table-row table:style-name="ro1">
          <table:table-cell office:value-type="float" office:value="77.98" calcext:value-type="float">
            <text:p>77.98</text:p>
          </table:table-cell>
          <table:table-cell table:number-columns-repeated="5"/>
        </table:table-row>
        <table:table-row table:style-name="ro1">
          <table:table-cell office:value-type="float" office:value="77.82" calcext:value-type="float">
            <text:p>77.82</text:p>
          </table:table-cell>
          <table:table-cell table:number-columns-repeated="5"/>
        </table:table-row>
        <table:table-row table:style-name="ro1">
          <table:table-cell office:value-type="float" office:value="78.51" calcext:value-type="float">
            <text:p>78.51</text:p>
          </table:table-cell>
          <table:table-cell table:number-columns-repeated="5"/>
        </table:table-row>
        <table:table-row table:style-name="ro1">
          <table:table-cell office:value-type="float" office:value="79.44" calcext:value-type="float">
            <text:p>79.44</text:p>
          </table:table-cell>
          <table:table-cell table:number-columns-repeated="5"/>
        </table:table-row>
        <table:table-row table:style-name="ro1">
          <table:table-cell office:value-type="float" office:value="79.54" calcext:value-type="float">
            <text:p>79.54</text:p>
          </table:table-cell>
          <table:table-cell table:number-columns-repeated="5"/>
        </table:table-row>
        <table:table-row table:style-name="ro1">
          <table:table-cell office:value-type="float" office:value="78.98" calcext:value-type="float">
            <text:p>78.98</text:p>
          </table:table-cell>
          <table:table-cell table:number-columns-repeated="5"/>
        </table:table-row>
        <table:table-row table:style-name="ro1">
          <table:table-cell office:value-type="float" office:value="78.23" calcext:value-type="float">
            <text:p>78.23</text:p>
          </table:table-cell>
          <table:table-cell table:number-columns-repeated="5"/>
        </table:table-row>
        <table:table-row table:style-name="ro1">
          <table:table-cell office:value-type="float" office:value="77.97" calcext:value-type="float">
            <text:p>77.97</text:p>
          </table:table-cell>
          <table:table-cell table:number-columns-repeated="5"/>
        </table:table-row>
        <table:table-row table:style-name="ro1">
          <table:table-cell office:value-type="float" office:value="78.49" calcext:value-type="float">
            <text:p>78.49</text:p>
          </table:table-cell>
          <table:table-cell table:number-columns-repeated="5"/>
        </table:table-row>
        <table:table-row table:style-name="ro1">
          <table:table-cell office:value-type="float" office:value="79.35" calcext:value-type="float">
            <text:p>79.35</text:p>
          </table:table-cell>
          <table:table-cell table:number-columns-repeated="5"/>
        </table:table-row>
        <table:table-row table:style-name="ro1">
          <table:table-cell office:value-type="float" office:value="79.54" calcext:value-type="float">
            <text:p>79.54</text:p>
          </table:table-cell>
          <table:table-cell table:number-columns-repeated="5"/>
        </table:table-row>
        <table:table-row table:style-name="ro1">
          <table:table-cell office:value-type="float" office:value="79.08" calcext:value-type="float">
            <text:p>79.08</text:p>
          </table:table-cell>
          <table:table-cell table:number-columns-repeated="5"/>
        </table:table-row>
        <table:table-row table:style-name="ro1">
          <table:table-cell office:value-type="float" office:value="78.3" calcext:value-type="float">
            <text:p>78.3</text:p>
          </table:table-cell>
          <table:table-cell table:number-columns-repeated="5"/>
        </table:table-row>
        <table:table-row table:style-name="ro1">
          <table:table-cell office:value-type="float" office:value="77.96" calcext:value-type="float">
            <text:p>77.96</text:p>
          </table:table-cell>
          <table:table-cell table:number-columns-repeated="5"/>
        </table:table-row>
        <table:table-row table:style-name="ro1">
          <table:table-cell office:value-type="float" office:value="78.39" calcext:value-type="float">
            <text:p>78.39</text:p>
          </table:table-cell>
          <table:table-cell table:number-columns-repeated="5"/>
        </table:table-row>
        <table:table-row table:style-name="ro1">
          <table:table-cell office:value-type="float" office:value="79.21" calcext:value-type="float">
            <text:p>79.21</text:p>
          </table:table-cell>
          <table:table-cell table:number-columns-repeated="5"/>
        </table:table-row>
        <table:table-row table:style-name="ro1">
          <table:table-cell office:value-type="float" office:value="79.49" calcext:value-type="float">
            <text:p>79.49</text:p>
          </table:table-cell>
          <table:table-cell table:number-columns-repeated="5"/>
        </table:table-row>
        <table:table-row table:style-name="ro1">
          <table:table-cell office:value-type="float" office:value="79.15" calcext:value-type="float">
            <text:p>79.15</text:p>
          </table:table-cell>
          <table:table-cell table:number-columns-repeated="5"/>
        </table:table-row>
        <table:table-row table:style-name="ro1">
          <table:table-cell office:value-type="float" office:value="78.35" calcext:value-type="float">
            <text:p>78.35</text:p>
          </table:table-cell>
          <table:table-cell table:number-columns-repeated="5"/>
        </table:table-row>
        <table:table-row table:style-name="ro1">
          <table:table-cell office:value-type="float" office:value="77.92" calcext:value-type="float">
            <text:p>77.92</text:p>
          </table:table-cell>
          <table:table-cell table:number-columns-repeated="5"/>
        </table:table-row>
        <table:table-row table:style-name="ro1">
          <table:table-cell office:value-type="float" office:value="78.25" calcext:value-type="float">
            <text:p>78.25</text:p>
          </table:table-cell>
          <table:table-cell table:number-columns-repeated="5"/>
        </table:table-row>
        <table:table-row table:style-name="ro1">
          <table:table-cell office:value-type="float" office:value="78.84" calcext:value-type="float">
            <text:p>78.84</text:p>
          </table:table-cell>
          <table:table-cell table:number-columns-repeated="5"/>
        </table:table-row>
        <table:table-row table:style-name="ro1">
          <table:table-cell office:value-type="float" office:value="79.29" calcext:value-type="float">
            <text:p>79.29</text:p>
          </table:table-cell>
          <table:table-cell table:number-columns-repeated="5"/>
        </table:table-row>
        <table:table-row table:style-name="ro1">
          <table:table-cell office:value-type="float" office:value="79.03" calcext:value-type="float">
            <text:p>79.03</text:p>
          </table:table-cell>
          <table:table-cell table:number-columns-repeated="5"/>
        </table:table-row>
        <table:table-row table:style-name="ro1">
          <table:table-cell office:value-type="float" office:value="78.26" calcext:value-type="float">
            <text:p>78.26</text:p>
          </table:table-cell>
          <table:table-cell table:number-columns-repeated="5"/>
        </table:table-row>
        <table:table-row table:style-name="ro1">
          <table:table-cell office:value-type="float" office:value="77.75" calcext:value-type="float">
            <text:p>77.75</text:p>
          </table:table-cell>
          <table:table-cell table:number-columns-repeated="5"/>
        </table:table-row>
        <table:table-row table:style-name="ro1">
          <table:table-cell office:value-type="float" office:value="77.93" calcext:value-type="float">
            <text:p>77.93</text:p>
          </table:table-cell>
          <table:table-cell table:number-columns-repeated="5"/>
        </table:table-row>
        <table:table-row table:style-name="ro1">
          <table:table-cell office:value-type="float" office:value="78.73" calcext:value-type="float">
            <text:p>78.73</text:p>
          </table:table-cell>
          <table:table-cell table:number-columns-repeated="5"/>
        </table:table-row>
        <table:table-row table:style-name="ro1">
          <table:table-cell office:value-type="float" office:value="79.24" calcext:value-type="float">
            <text:p>79.24</text:p>
          </table:table-cell>
          <table:table-cell table:number-columns-repeated="5"/>
        </table:table-row>
        <table:table-row table:style-name="ro1">
          <table:table-cell office:value-type="float" office:value="79.1" calcext:value-type="float">
            <text:p>79.1</text:p>
          </table:table-cell>
          <table:table-cell table:number-columns-repeated="5"/>
        </table:table-row>
        <table:table-row table:style-name="ro1">
          <table:table-cell office:value-type="float" office:value="78.37" calcext:value-type="float">
            <text:p>78.37</text:p>
          </table:table-cell>
          <table:table-cell table:number-columns-repeated="5"/>
        </table:table-row>
        <table:table-row table:style-name="ro1">
          <table:table-cell office:value-type="float" office:value="77.78" calcext:value-type="float">
            <text:p>77.78</text:p>
          </table:table-cell>
          <table:table-cell table:number-columns-repeated="5"/>
        </table:table-row>
        <table:table-row table:style-name="ro1">
          <table:table-cell office:value-type="float" office:value="77.86" calcext:value-type="float">
            <text:p>77.86</text:p>
          </table:table-cell>
          <table:table-cell table:number-columns-repeated="5"/>
        </table:table-row>
        <table:table-row table:style-name="ro1">
          <table:table-cell office:value-type="float" office:value="78.71" calcext:value-type="float">
            <text:p>78.71</text:p>
          </table:table-cell>
          <table:table-cell table:number-columns-repeated="5"/>
        </table:table-row>
        <table:table-row table:style-name="ro1">
          <table:table-cell office:value-type="float" office:value="79.42" calcext:value-type="float">
            <text:p>79.42</text:p>
          </table:table-cell>
          <table:table-cell table:number-columns-repeated="5"/>
        </table:table-row>
        <table:table-row table:style-name="ro1">
          <table:table-cell office:value-type="float" office:value="79.39" calcext:value-type="float">
            <text:p>79.39</text:p>
          </table:table-cell>
          <table:table-cell table:number-columns-repeated="5"/>
        </table:table-row>
        <table:table-row table:style-name="ro1">
          <table:table-cell office:value-type="float" office:value="78.7" calcext:value-type="float">
            <text:p>78.7</text:p>
          </table:table-cell>
          <table:table-cell table:number-columns-repeated="5"/>
        </table:table-row>
        <table:table-row table:style-name="ro1">
          <table:table-cell office:value-type="float" office:value="78.03" calcext:value-type="float">
            <text:p>78.03</text:p>
          </table:table-cell>
          <table:table-cell table:number-columns-repeated="5"/>
        </table:table-row>
        <table:table-row table:style-name="ro1">
          <table:table-cell office:value-type="float" office:value="77.94" calcext:value-type="float">
            <text:p>77.94</text:p>
          </table:table-cell>
          <table:table-cell table:number-columns-repeated="5"/>
        </table:table-row>
        <table:table-row table:style-name="ro1">
          <table:table-cell office:value-type="float" office:value="78.6" calcext:value-type="float">
            <text:p>78.6</text:p>
          </table:table-cell>
          <table:table-cell table:number-columns-repeated="5"/>
        </table:table-row>
        <table:table-row table:style-name="ro1">
          <table:table-cell office:value-type="float" office:value="79.41" calcext:value-type="float">
            <text:p>79.41</text:p>
          </table:table-cell>
          <table:table-cell table:number-columns-repeated="5"/>
        </table:table-row>
        <table:table-row table:style-name="ro1">
          <table:table-cell office:value-type="float" office:value="79.44" calcext:value-type="float">
            <text:p>79.44</text:p>
          </table:table-cell>
          <table:table-cell table:number-columns-repeated="5"/>
        </table:table-row>
        <table:table-row table:style-name="ro1">
          <table:table-cell office:value-type="float" office:value="78.84" calcext:value-type="float">
            <text:p>78.84</text:p>
          </table:table-cell>
          <table:table-cell table:number-columns-repeated="5"/>
        </table:table-row>
        <table:table-row table:style-name="ro1">
          <table:table-cell office:value-type="float" office:value="78.11" calcext:value-type="float">
            <text:p>78.11</text:p>
          </table:table-cell>
          <table:table-cell table:number-columns-repeated="5"/>
        </table:table-row>
      </table:table>
      <table:table table:name="Vrms VCAL=1" table:style-name="ta1">
        <table:shapes>
          <draw:frame draw:z-index="0" draw:style-name="gr1" draw:text-style-name="P1" svg:width="6.2988in" svg:height="3.5429in" svg:x="1.8283in" svg:y="1.3256in">
            <draw:object draw:notify-on-update-of-ranges="'Vrms VCAL=1'.A1:'Vrms VCAL=1'.A3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VRMS meassured</text:p>
          </table:table-cell>
          <table:table-cell table:formula="of:=AVERAGE([.A1:.A300])" office:value-type="float" office:value="0.379999999999999" calcext:value-type="float">
            <text:p>0.38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VRMS Voltimeter Fluke 115 True RMS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VCAL</text:p>
          </table:table-cell>
          <table:table-cell table:formula="of:=[.D2]/[.D1]" office:value-type="float" office:value="266.315789473685" calcext:value-type="float">
            <text:p>266.315789473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8:12:31.386616068</meta:creation-date>
    <dc:date>2016-01-08T20:00:07.902162195</dc:date>
    <meta:editing-duration>PT1M44S</meta:editing-duration>
    <meta:editing-cycles>1</meta:editing-cycles>
    <meta:document-statistic meta:table-count="4" meta:cell-count="1822" meta:object-count="4"/>
    <meta:generator>LibreOffice/4.3.2.2.0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519cm" svg:height="12.22cm" xlink:href=".." xlink:type="simple" chart:class="chart:scatter" chart:column-mapping="1 0" chart:style-name="ch1">
        <chart:title svg:x="12.776cm" svg:y="0.38cm" chart:style-name="ch2">
          <text:p>VAC Grid</text:p>
        </chart:title>
        <chart:subtitle svg:x="12.604cm" svg:y="1.403cm" chart:style-name="ch3">
          <text:p>ADC Counts</text:p>
        </chart:subtitle>
        <chart:legend chart:legend-position="end" svg:x="24.667cm" svg:y="5.811cm" style:legend-expansion="high" chart:style-name="ch4"/>
        <chart:plot-area chart:style-name="ch5" table:cell-range-address="sampleV.B1:sampleV.C300" svg:x="1.561cm" svg:y="2.33cm" svg:width="22.556cm" svg:height="8.665cm">
          <chartooo:coordinate-region svg:x="2.368cm" svg:y="2.53cm" svg:width="21.417cm" svg:height="7.818cm"/>
          <chart:axis chart:dimension="x" chart:name="primary-x" chart:style-name="ch6">
            <chart:title svg:x="12.425cm" svg:y="11.239cm" chart:style-name="ch7">
              <text:p>Time</text:p>
            </chart:title>
            <chart:grid chart:style-name="ch8" chart:class="major"/>
          </chart:axis>
          <chart:axis chart:dimension="y" chart:name="primary-y" chart:style-name="ch6">
            <chart:title svg:x="0.451cm" svg:y="7.619cm" chart:style-name="ch9">
              <text:p>ADC Counts</text:p>
            </chart:title>
            <chart:grid chart:style-name="ch8" chart:class="major"/>
          </chart:axis>
          <chart:series chart:style-name="ch10" chart:values-cell-range-address="sampleV.B1:sampleV.B300" chart:class="chart:scatter">
            <chart:domain table:cell-range-address="sampleV.C1:sampleV.C300"/>
            <chart:data-point chart:repeated="3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ampleV.C1:sampleV.C300</svg:desc>
                </draw:g>
              </table:table-cell>
              <table:table-cell office:value-type="float" office:value="605">
                <text:p>605</text:p>
                <draw:g>
                  <svg:desc>sampleV.B1:sampleV.B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">
                <text:p>0.05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">
                <text:p>0.05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">
                <text:p>0.05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5">
                <text:p>0.0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">
                <text:p>0.05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">
                <text:p>0.05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">
                <text:p>0.05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">
                <text:p>0.05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">
                <text:p>0.0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">
                <text:p>0.06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">
                <text:p>0.06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">
                <text:p>0.06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">
                <text:p>0.06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">
                <text:p>0.06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">
                <text:p>0.06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">
                <text:p>0.06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">
                <text:p>0.06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">
                <text:p>0.0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">
                <text:p>0.07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">
                <text:p>0.07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">
                <text:p>0.07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">
                <text:p>0.07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">
                <text:p>0.075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">
                <text:p>0.07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">
                <text:p>0.07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">
                <text:p>0.07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9">
                <text:p>0.07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">
                <text:p>0.0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">
                <text:p>0.08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">
                <text:p>0.08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">
                <text:p>0.083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">
                <text:p>0.08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">
                <text:p>0.08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">
                <text:p>0.08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">
                <text:p>0.08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8">
                <text:p>0.08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9">
                <text:p>0.089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">
                <text:p>0.0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">
                <text:p>0.09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">
                <text:p>0.09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3">
                <text:p>0.09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">
                <text:p>0.09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">
                <text:p>0.09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">
                <text:p>0.0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7">
                <text:p>0.09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">
                <text:p>0.09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">
                <text:p>0.09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1">
                <text:p>0.10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2">
                <text:p>0.10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3">
                <text:p>0.10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">
                <text:p>0.10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5">
                <text:p>0.10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6">
                <text:p>0.10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7">
                <text:p>0.10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8">
                <text:p>0.10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9">
                <text:p>0.10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">
                <text:p>0.1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1">
                <text:p>0.11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2">
                <text:p>0.11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3">
                <text:p>0.11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4">
                <text:p>0.11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5">
                <text:p>0.1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6">
                <text:p>0.11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7">
                <text:p>0.11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8">
                <text:p>0.11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9">
                <text:p>0.11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">
                <text:p>0.1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1">
                <text:p>0.121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2">
                <text:p>0.122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3">
                <text:p>0.12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4">
                <text:p>0.124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5">
                <text:p>0.12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6">
                <text:p>0.12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7">
                <text:p>0.12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8">
                <text:p>0.12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9">
                <text:p>0.12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">
                <text:p>0.1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1">
                <text:p>0.13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2">
                <text:p>0.13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3">
                <text:p>0.13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4">
                <text:p>0.13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5">
                <text:p>0.13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6">
                <text:p>0.136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7">
                <text:p>0.13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8">
                <text:p>0.13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9">
                <text:p>0.13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">
                <text:p>0.1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1">
                <text:p>0.14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2">
                <text:p>0.14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3">
                <text:p>0.14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4">
                <text:p>0.144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5">
                <text:p>0.14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6">
                <text:p>0.14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7">
                <text:p>0.14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8">
                <text:p>0.14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9">
                <text:p>0.14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">
                <text:p>0.1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1">
                <text:p>0.15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2">
                <text:p>0.15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3">
                <text:p>0.15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4">
                <text:p>0.15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5">
                <text:p>0.15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6">
                <text:p>0.15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7">
                <text:p>0.157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8">
                <text:p>0.15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9">
                <text:p>0.15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">
                <text:p>0.1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1">
                <text:p>0.161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2">
                <text:p>0.16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3">
                <text:p>0.16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4">
                <text:p>0.16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5">
                <text:p>0.16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6">
                <text:p>0.16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7">
                <text:p>0.16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8">
                <text:p>0.16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9">
                <text:p>0.16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">
                <text:p>0.1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1">
                <text:p>0.17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2">
                <text:p>0.17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3">
                <text:p>0.17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4">
                <text:p>0.17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5">
                <text:p>0.17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6">
                <text:p>0.17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7">
                <text:p>0.17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8">
                <text:p>0.17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9">
                <text:p>0.179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">
                <text:p>0.1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1">
                <text:p>0.181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2">
                <text:p>0.18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3">
                <text:p>0.18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4">
                <text:p>0.18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5">
                <text:p>0.18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6">
                <text:p>0.18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7">
                <text:p>0.18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8">
                <text:p>0.18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9">
                <text:p>0.18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">
                <text:p>0.1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1">
                <text:p>0.19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2">
                <text:p>0.19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3">
                <text:p>0.193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4">
                <text:p>0.1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5">
                <text:p>0.195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6">
                <text:p>0.19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7">
                <text:p>0.19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8">
                <text:p>0.19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9">
                <text:p>0.19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">
                <text:p>0.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1">
                <text:p>0.2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2">
                <text:p>0.20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3">
                <text:p>0.20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4">
                <text:p>0.20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5">
                <text:p>0.20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6">
                <text:p>0.20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7">
                <text:p>0.207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8">
                <text:p>0.20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9">
                <text:p>0.20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">
                <text:p>0.21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1">
                <text:p>0.21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2">
                <text:p>0.21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3">
                <text:p>0.21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4">
                <text:p>0.2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5">
                <text:p>0.21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6">
                <text:p>0.21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7">
                <text:p>0.21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8">
                <text:p>0.21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9">
                <text:p>0.21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">
                <text:p>0.22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1">
                <text:p>0.22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2">
                <text:p>0.22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3">
                <text:p>0.22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4">
                <text:p>0.22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5">
                <text:p>0.22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6">
                <text:p>0.22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7">
                <text:p>0.22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8">
                <text:p>0.22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9">
                <text:p>0.22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">
                <text:p>0.2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1">
                <text:p>0.23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2">
                <text:p>0.232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3">
                <text:p>0.23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4">
                <text:p>0.234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5">
                <text:p>0.23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6">
                <text:p>0.23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7">
                <text:p>0.237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8">
                <text:p>0.23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39">
                <text:p>0.23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">
                <text:p>0.2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1">
                <text:p>0.24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2">
                <text:p>0.24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3">
                <text:p>0.24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4">
                <text:p>0.24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5">
                <text:p>0.24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6">
                <text:p>0.24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7">
                <text:p>0.24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8">
                <text:p>0.248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9">
                <text:p>0.24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">
                <text:p>0.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1">
                <text:p>0.25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2">
                <text:p>0.25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3">
                <text:p>0.25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4">
                <text:p>0.25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5">
                <text:p>0.25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6">
                <text:p>0.25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7">
                <text:p>0.25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8">
                <text:p>0.25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9">
                <text:p>0.25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">
                <text:p>0.2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1">
                <text:p>0.26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2">
                <text:p>0.26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3">
                <text:p>0.26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4">
                <text:p>0.26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5">
                <text:p>0.2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6">
                <text:p>0.26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7">
                <text:p>0.26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8">
                <text:p>0.26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9">
                <text:p>0.26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7">
                <text:p>0.2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1">
                <text:p>0.271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2">
                <text:p>0.27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3">
                <text:p>0.27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4">
                <text:p>0.27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5">
                <text:p>0.27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6">
                <text:p>0.27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7">
                <text:p>0.277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8">
                <text:p>0.27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79">
                <text:p>0.279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">
                <text:p>0.2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1">
                <text:p>0.28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2">
                <text:p>0.28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3">
                <text:p>0.28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84">
                <text:p>0.28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85">
                <text:p>0.28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86">
                <text:p>0.28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7">
                <text:p>0.28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8">
                <text:p>0.28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89">
                <text:p>0.28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">
                <text:p>0.2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1">
                <text:p>0.29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92">
                <text:p>0.29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3">
                <text:p>0.293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94">
                <text:p>0.29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5">
                <text:p>0.29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6">
                <text:p>0.29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7">
                <text:p>0.29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8">
                <text:p>0.29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9">
                <text:p>0.299</text:p>
              </table:table-cell>
              <table:table-cell office:value-type="float" office:value="399">
                <text:p>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offsetV.A1:offsetV.A300" svg:x="0.32cm" svg:y="0.18cm" svg:width="12.534cm" svg:height="8.64cm">
          <chartooo:coordinate-region svg:x="1.418cm" svg:y="0.379cm" svg:width="11.436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ffsetV.A1:offsetV.A300" chart:class="chart:line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4.55">
                <text:p>504.55</text:p>
                <draw:g>
                  <svg:desc>offsetV.A1:offsetV.A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4.55">
                <text:p>504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4.69">
                <text:p>504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4.8">
                <text:p>50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4.97">
                <text:p>504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4.93">
                <text:p>504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4.84">
                <text:p>504.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4.74">
                <text:p>504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.57">
                <text:p>504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4.55">
                <text:p>504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4.78">
                <text:p>504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4.95">
                <text:p>504.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4.78">
                <text:p>504.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4.55">
                <text:p>504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4.75">
                <text:p>504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4.87">
                <text:p>504.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4.95">
                <text:p>504.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4.82">
                <text:p>504.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4.74">
                <text:p>504.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4.85">
                <text:p>504.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4.85">
                <text:p>504.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4.74">
                <text:p>504.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4.57">
                <text:p>504.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.62">
                <text:p>504.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4.8">
                <text:p>50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4.97">
                <text:p>504.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4.77">
                <text:p>504.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4.56">
                <text:p>504.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4.77">
                <text:p>504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4.97">
                <text:p>504.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4.91">
                <text:p>504.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4.8">
                <text:p>504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4.7">
                <text:p>504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4.61">
                <text:p>504.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4.57">
                <text:p>504.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4.74">
                <text:p>504.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4.85">
                <text:p>504.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4.93">
                <text:p>504.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4.84">
                <text:p>504.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4.73">
                <text:p>504.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4.57">
                <text:p>504.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4.72">
                <text:p>504.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4.83">
                <text:p>504.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4.87">
                <text:p>504.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4.77">
                <text:p>504.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4.57">
                <text:p>504.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4.61">
                <text:p>504.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4.69">
                <text:p>504.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4.79">
                <text:p>504.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4.91">
                <text:p>504.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4.8">
                <text:p>504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4.69">
                <text:p>504.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4.61">
                <text:p>504.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4.57">
                <text:p>504.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4.76">
                <text:p>504.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4.87">
                <text:p>504.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4.93">
                <text:p>504.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4.83">
                <text:p>504.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4.72">
                <text:p>504.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4.73">
                <text:p>504.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4.85">
                <text:p>504.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4.95">
                <text:p>504.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4.87">
                <text:p>504.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4.77">
                <text:p>504.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04.82">
                <text:p>504.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04.78">
                <text:p>504.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4.56">
                <text:p>504.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4.77">
                <text:p>504.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4.82">
                <text:p>504.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4.75">
                <text:p>504.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4.86">
                <text:p>504.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4.95">
                <text:p>504.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4.85">
                <text:p>504.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4.74">
                <text:p>504.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4.72">
                <text:p>504.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4.83">
                <text:p>504.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4.78">
                <text:p>504.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4.61">
                <text:p>504.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4.69">
                <text:p>504.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4.8">
                <text:p>504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4.81">
                <text:p>504.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4.7">
                <text:p>504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4.62">
                <text:p>504.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4.76">
                <text:p>504.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4.84">
                <text:p>504.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4.73">
                <text:p>504.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4.74">
                <text:p>504.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4.84">
                <text:p>504.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4.87">
                <text:p>504.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4.78">
                <text:p>504.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4.68">
                <text:p>504.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4.61">
                <text:p>504.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4.82">
                <text:p>504.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5.02">
                <text:p>505.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4.82">
                <text:p>504.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4.63">
                <text:p>504.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4.62">
                <text:p>504.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4.69">
                <text:p>504.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4.8">
                <text:p>504.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5.03">
                <text:p>505.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4.84">
                <text:p>504.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4.73">
                <text:p>504.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4.76">
                <text:p>504.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4.86">
                <text:p>504.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.95">
                <text:p>504.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04.87">
                <text:p>504.8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4.76">
                <text:p>504.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04.59">
                <text:p>504.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04.64">
                <text:p>504.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04.73">
                <text:p>504.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4.83">
                <text:p>504.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4.97">
                <text:p>504.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4.89">
                <text:p>504.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04.78">
                <text:p>504.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4.68">
                <text:p>504.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04.61">
                <text:p>504.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04.69">
                <text:p>504.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4.79">
                <text:p>504.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4.91">
                <text:p>504.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04.98">
                <text:p>504.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05.02">
                <text:p>505.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4.99">
                <text:p>504.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04.92">
                <text:p>504.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04.82">
                <text:p>504.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04.71">
                <text:p>504.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04.62">
                <text:p>504.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04.58">
                <text:p>504.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04.67">
                <text:p>504.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04.77">
                <text:p>504.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04.88">
                <text:p>504.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4.96">
                <text:p>504.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05.01">
                <text:p>505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4.94">
                <text:p>504.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04.85">
                <text:p>504.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04.75">
                <text:p>504.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04.66">
                <text:p>504.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04.6">
                <text:p>504.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04.65">
                <text:p>504.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04.75">
                <text:p>504.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04.85">
                <text:p>504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rmsOut.A1:rmsOut.A300" svg:x="0.32cm" svg:y="0.18cm" svg:width="12.534cm" svg:height="8.64cm">
          <chartooo:coordinate-region svg:x="1.232cm" svg:y="0.379cm" svg:width="11.3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msOut.A1:rmsOut.A300" chart:class="chart:scatter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34">
                <text:p>78.34</text:p>
                <draw:g>
                  <svg:desc>rmsOut.A1:rmsOut.A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21">
                <text:p>78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57">
                <text:p>77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.56">
                <text:p>77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.22">
                <text:p>78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.97">
                <text:p>78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.98">
                <text:p>78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.36">
                <text:p>78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66">
                <text:p>77.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.54">
                <text:p>77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27">
                <text:p>78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.98">
                <text:p>78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.07">
                <text:p>79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52">
                <text:p>78.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.77">
                <text:p>77.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52">
                <text:p>77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13">
                <text:p>78.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.01">
                <text:p>79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.54">
                <text:p>78.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.76">
                <text:p>77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.44">
                <text:p>77.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.89">
                <text:p>77.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.27">
                <text:p>79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12">
                <text:p>78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03">
                <text:p>78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.82">
                <text:p>78.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.26">
                <text:p>79.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.21">
                <text:p>78.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.89">
                <text:p>77.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.66">
                <text:p>78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.15">
                <text:p>79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.02">
                <text:p>79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.28">
                <text:p>78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7.69">
                <text:p>77.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7.76">
                <text:p>77.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.64">
                <text:p>78.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.43">
                <text:p>79.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.39">
                <text:p>79.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.71">
                <text:p>78.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.03">
                <text:p>78.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.96">
                <text:p>77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.62">
                <text:p>78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.94">
                <text:p>78.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.41">
                <text:p>78.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.68">
                <text:p>77.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.49">
                <text:p>77.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.11">
                <text:p>78.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.94">
                <text:p>78.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.06">
                <text:p>79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54">
                <text:p>78.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.78">
                <text:p>77.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.49">
                <text:p>77.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.03">
                <text:p>78.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.86">
                <text:p>78.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.08">
                <text:p>79.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.67">
                <text:p>78.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.89">
                <text:p>77.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.52">
                <text:p>77.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.64">
                <text:p>78.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.01">
                <text:p>79.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.91">
                <text:p>77.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.46">
                <text:p>77.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.74">
                <text:p>77.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.47">
                <text:p>78.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.96">
                <text:p>78.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.77">
                <text:p>78.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01">
                <text:p>78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.47">
                <text:p>77.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.01">
                <text:p>79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.58">
                <text:p>77.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33">
                <text:p>78.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9.18">
                <text:p>79.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.19">
                <text:p>79.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.56">
                <text:p>78.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7.87">
                <text:p>77.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.71">
                <text:p>78.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.79">
                <text:p>78.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22">
                <text:p>78.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.48">
                <text:p>77.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26">
                <text:p>77.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.84">
                <text:p>77.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.73">
                <text:p>78.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.91">
                <text:p>78.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.42">
                <text:p>78.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7.33">
                <text:p>77.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.82">
                <text:p>77.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8.67">
                <text:p>78.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8.54">
                <text:p>78.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.37">
                <text:p>77.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72">
                <text:p>77.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8.76">
                <text:p>78.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.14">
                <text:p>79.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.87">
                <text:p>78.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8.09">
                <text:p>78.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7.61">
                <text:p>77.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.83">
                <text:p>77.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.12">
                <text:p>79.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.98">
                <text:p>78.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8.23">
                <text:p>78.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7.64">
                <text:p>77.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.74">
                <text:p>77.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47">
                <text:p>78.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.17">
                <text:p>79.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9.13">
                <text:p>79.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8.43">
                <text:p>78.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.78">
                <text:p>77.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8.39">
                <text:p>78.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9.22">
                <text:p>79.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9.24">
                <text:p>79.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8.63">
                <text:p>78.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7.91">
                <text:p>77.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7.73">
                <text:p>77.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8.38">
                <text:p>78.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9.11">
                <text:p>79.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.24">
                <text:p>79.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.94">
                <text:p>77.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7.67">
                <text:p>77.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03">
                <text:p>79.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24">
                <text:p>79.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8.78">
                <text:p>78.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7.67">
                <text:p>77.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.11">
                <text:p>78.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8.56">
                <text:p>78.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8.88">
                <text:p>78.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8.53">
                <text:p>78.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.74">
                <text:p>77.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7.35">
                <text:p>77.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.69">
                <text:p>77.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.46">
                <text:p>78.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.91">
                <text:p>78.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.88">
                <text:p>77.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7.38">
                <text:p>77.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7.57">
                <text:p>77.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8.32">
                <text:p>78.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8.85">
                <text:p>78.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.72">
                <text:p>78.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7.99">
                <text:p>77.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7.41">
                <text:p>77.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7.48">
                <text:p>77.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8.23">
                <text:p>78.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8.95">
                <text:p>78.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8.24">
                <text:p>78.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7.57">
                <text:p>77.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7.49">
                <text:p>77.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8.17">
                <text:p>78.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8.97">
                <text:p>78.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9.03">
                <text:p>79.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8.44">
                <text:p>78.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.71">
                <text:p>77.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.49">
                <text:p>77.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.11">
                <text:p>78.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8.92">
                <text:p>78.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9.03">
                <text:p>79.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.74">
                <text:p>77.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.97">
                <text:p>77.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.06">
                <text:p>79.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.64">
                <text:p>78.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7.85">
                <text:p>77.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.48">
                <text:p>77.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7.84">
                <text:p>77.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8.95">
                <text:p>78.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8.63">
                <text:p>78.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7.84">
                <text:p>77.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7.41">
                <text:p>77.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.71">
                <text:p>77.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8.96">
                <text:p>78.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8.74">
                <text:p>78.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7.98">
                <text:p>77.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7.44">
                <text:p>77.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8.96">
                <text:p>78.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8.87">
                <text:p>78.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8.15">
                <text:p>78.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7.54">
                <text:p>77.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7.58">
                <text:p>77.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.34">
                <text:p>78.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9.07">
                <text:p>79.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8.41">
                <text:p>78.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7.72">
                <text:p>77.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7.59">
                <text:p>77.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.27">
                <text:p>79.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7.97">
                <text:p>77.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8.32">
                <text:p>78.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9.11">
                <text:p>79.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9.28">
                <text:p>79.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8.79">
                <text:p>78.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8.01">
                <text:p>78.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7.71">
                <text:p>77.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8.18">
                <text:p>78.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.97">
                <text:p>78.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9.19">
                <text:p>79.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8.82">
                <text:p>78.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8.03">
                <text:p>78.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7.62">
                <text:p>77.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7.99">
                <text:p>77.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8.82">
                <text:p>78.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9.23">
                <text:p>79.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8.95">
                <text:p>78.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8.17">
                <text:p>78.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7.69">
                <text:p>77.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7.91">
                <text:p>77.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8.62">
                <text:p>78.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9.09">
                <text:p>79.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8.91">
                <text:p>78.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8.16">
                <text:p>78.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7.72">
                <text:p>77.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8.61">
                <text:p>78.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.26">
                <text:p>79.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21">
                <text:p>79.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8.53">
                <text:p>78.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7.88">
                <text:p>77.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7.83">
                <text:p>77.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8.51">
                <text:p>78.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9.28">
                <text:p>79.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9.31">
                <text:p>79.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8.69">
                <text:p>78.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7.98">
                <text:p>77.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7.82">
                <text:p>77.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8.51">
                <text:p>78.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.44">
                <text:p>79.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9.54">
                <text:p>79.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8.98">
                <text:p>78.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8.23">
                <text:p>78.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7.97">
                <text:p>77.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8.49">
                <text:p>78.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9.35">
                <text:p>79.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9.54">
                <text:p>79.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9.08">
                <text:p>79.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.96">
                <text:p>77.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8.39">
                <text:p>78.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9.21">
                <text:p>79.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9.49">
                <text:p>79.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9.15">
                <text:p>79.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7.92">
                <text:p>77.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8.84">
                <text:p>78.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9.29">
                <text:p>79.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9.03">
                <text:p>79.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.26">
                <text:p>78.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7.93">
                <text:p>77.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8.73">
                <text:p>78.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9.24">
                <text:p>79.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8.37">
                <text:p>78.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7.78">
                <text:p>77.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7.86">
                <text:p>77.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8.71">
                <text:p>78.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9.42">
                <text:p>79.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9.39">
                <text:p>79.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8.03">
                <text:p>78.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7.94">
                <text:p>77.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9.41">
                <text:p>79.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9.44">
                <text:p>79.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8.84">
                <text:p>78.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8.11">
                <text:p>78.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'Vrms VCAL=1'.A1:'Vrms VCAL=1'.A300" svg:x="0.32cm" svg:y="0.18cm" svg:width="12.534cm" svg:height="8.64cm">
          <chartooo:coordinate-region svg:x="1.232cm" svg:y="0.379cm" svg:width="11.3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rms VCAL=1'.A1:'Vrms VCAL=1'.A300" chart:class="chart:scatter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">
                <text:p>0.38</text:p>
                <draw:g>
                  <svg:desc>'Vrms VCAL=1'.A1:'Vrms VCAL=1'.A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